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libri1" svg:font-family="Calibri" style:font-adornments="Bold"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Heading_20_2">
      <style:text-properties officeooo:paragraph-rsid="001b459d"/>
    </style:style>
    <style:style style:name="P14" style:family="paragraph" style:parent-style-name="Heading_20_3">
      <style:text-properties officeooo:paragraph-rsid="001b459d"/>
    </style:style>
    <style:style style:name="P15" style:family="paragraph" style:parent-style-name="Horizontal_20_Line">
      <style:text-properties officeooo:paragraph-rsid="001b459d"/>
    </style:style>
    <style:style style:name="P16" style:family="paragraph" style:parent-style-name="Text_20_body">
      <style:text-properties officeooo:paragraph-rsid="001b459d"/>
    </style:style>
    <style:style style:name="P17" style:family="paragraph" style:parent-style-name="Text_20_body">
      <style:paragraph-properties fo:margin-left="0in" fo:margin-right="0in" fo:text-indent="0in" style:auto-text-indent="false"/>
      <style:text-properties officeooo:paragraph-rsid="001b459d"/>
    </style:style>
    <style:style style:name="P18" style:family="paragraph" style:parent-style-name="Standard">
      <style:text-properties officeooo:paragraph-rsid="001b459d"/>
    </style:style>
    <style:style style:name="P19" style:family="paragraph" style:parent-style-name="Standard">
      <style:paragraph-properties fo:margin-top="0.3335in" fo:margin-bottom="0in" style:contextual-spacing="false"/>
    </style:style>
    <style:style style:name="P20" style:family="paragraph" style:parent-style-name="Heading_20_1">
      <style:paragraph-properties fo:margin-top="0.3335in" fo:margin-bottom="0in" style:contextual-spacing="false"/>
    </style:style>
    <style:style style:name="P21" style:family="paragraph" style:parent-style-name="Standard">
      <style:paragraph-properties fo:margin-top="0.0417in" fo:margin-bottom="0.0417in" style:contextual-spacing="false"/>
      <style:text-properties officeooo:paragraph-rsid="001f10c3"/>
    </style:style>
    <style:style style:name="P22" style:family="paragraph" style:parent-style-name="Text_20_body">
      <style:paragraph-properties fo:margin-top="0.3335in" fo:margin-bottom="0in" style:contextual-spacing="false"/>
      <style:text-properties officeooo:paragraph-rsid="001f10c3"/>
    </style:style>
    <style:style style:name="P23" style:family="paragraph" style:parent-style-name="Title">
      <style:text-properties officeooo:paragraph-rsid="001f10c3"/>
    </style:style>
    <style:style style:name="P24"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25"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26" style:family="paragraph" style:parent-style-name="Standard">
      <style:paragraph-properties fo:margin-top="0.028in" fo:margin-bottom="0.028in" style:contextual-spacing="false" fo:line-height="0.1665in" fo:text-align="start" style:justify-single-word="false"/>
      <style:text-properties officeooo:paragraph-rsid="004ca467"/>
    </style:style>
    <style:style style:name="P27"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2" style:font-size-asian="11pt" style:font-name-complex="Arial2" style:font-size-complex="11pt"/>
    </style:style>
    <style:style style:name="P28"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2" style:font-size-asian="11pt" style:font-name-complex="Arial2" style:font-size-complex="11pt"/>
    </style:style>
    <style:style style:name="P29"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4ca467" style:font-name-asian="Arial2" style:font-size-asian="11pt" style:font-name-complex="Arial2" style:font-size-complex="11pt"/>
    </style:style>
    <style:style style:name="P30"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4ca467" style:font-name-asian="Arial2" style:font-size-asian="11pt" style:font-name-complex="Arial2" style:font-size-complex="11pt"/>
    </style:style>
    <style:style style:name="P31" style:family="paragraph" style:parent-style-name="Heading_20_2">
      <style:paragraph-properties fo:margin-top="0.1945in" fo:margin-bottom="0.111in" style:contextual-spacing="false"/>
      <style:text-properties style:font-name="Arial" fo:font-size="13pt" fo:font-weight="bold" officeooo:paragraph-rsid="001f10c3" style:font-name-asian="Arial2" style:font-size-asian="13pt" style:font-weight-asian="bold" style:font-name-complex="Arial2" style:font-size-complex="13pt" style:font-weight-complex="bold"/>
    </style:style>
    <style:style style:name="P32" style:family="paragraph" style:parent-style-name="Contents_20_1">
      <style:paragraph-properties>
        <style:tab-stops>
          <style:tab-stop style:position="6in" style:type="right" style:leader-style="dotted" style:leader-text="."/>
        </style:tab-stops>
      </style:paragraph-properties>
    </style:style>
    <style:style style:name="P33" style:family="paragraph" style:parent-style-name="Contents_20_2">
      <style:paragraph-properties>
        <style:tab-stops>
          <style:tab-stop style:position="6in" style:type="right" style:leader-style="dotted" style:leader-text="."/>
        </style:tab-stops>
      </style:paragraph-properties>
    </style:style>
    <style:style style:name="P34" style:family="paragraph" style:parent-style-name="Contents_20_3">
      <style:paragraph-properties>
        <style:tab-stops>
          <style:tab-stop style:position="6in" style:type="right" style:leader-style="dotted" style:leader-text="."/>
        </style:tab-stops>
      </style:paragraph-properties>
    </style:style>
    <style:style style:name="P35" style:family="paragraph" style:parent-style-name="Heading_20_1">
      <style:paragraph-properties fo:margin-top="0.3335in" fo:margin-bottom="0.1965in" style:contextual-spacing="false"/>
    </style:style>
    <style:style style:name="P36" style:family="paragraph" style:parent-style-name="Heading_20_1">
      <style:paragraph-properties fo:margin-top="0.3335in" fo:margin-bottom="0.1965in" style:contextual-spacing="false"/>
      <style:text-properties officeooo:paragraph-rsid="00347eea"/>
    </style:style>
    <style:style style:name="P37" style:family="paragraph" style:parent-style-name="Heading_20_3">
      <style:text-properties officeooo:paragraph-rsid="003f03d3"/>
    </style:style>
    <style:style style:name="P38" style:family="paragraph" style:parent-style-name="Standard">
      <style:text-properties officeooo:paragraph-rsid="003f03d3"/>
    </style:style>
    <style:style style:name="P39" style:family="paragraph" style:parent-style-name="Text_20_body">
      <style:text-properties officeooo:paragraph-rsid="003f03d3"/>
    </style:style>
    <style:style style:name="P40" style:family="paragraph" style:parent-style-name="Heading_20_4">
      <style:text-properties officeooo:paragraph-rsid="004030cb"/>
    </style:style>
    <style:style style:name="P41" style:family="paragraph" style:parent-style-name="Text_20_body">
      <style:text-properties officeooo:paragraph-rsid="004030cb"/>
    </style:style>
    <style:style style:name="P42" style:family="paragraph" style:parent-style-name="Standard">
      <style:paragraph-properties fo:margin-top="0.3335in" fo:margin-bottom="0.1965in" style:contextual-spacing="false"/>
      <style:text-properties officeooo:paragraph-rsid="0039f249"/>
    </style:style>
    <style:style style:name="P43" style:family="paragraph" style:parent-style-name="Standard">
      <style:paragraph-properties fo:margin-top="0.0417in" fo:margin-bottom="0.0417in" style:contextual-spacing="false"/>
      <style:text-properties officeooo:paragraph-rsid="004ca467"/>
    </style:style>
    <style:style style:name="P44" style:family="paragraph" style:parent-style-name="Heading_20_2">
      <style:paragraph-properties fo:margin-top="0.1945in" fo:margin-bottom="0.111in" style:contextual-spacing="false"/>
      <style:text-properties fo:color="#2e4d7b" loext:opacity="100%" style:font-name="Arial" fo:font-size="13pt" fo:font-weight="bold" officeooo:paragraph-rsid="004ca467" style:font-name-asian="Arial2" style:font-size-asian="13pt" style:font-weight-asian="bold" style:font-name-complex="Arial2" style:font-size-complex="13pt" style:font-weight-complex="bold"/>
    </style:style>
    <style:style style:name="P45" style:family="paragraph" style:parent-style-name="Heading_20_1">
      <style:text-properties fo:font-size="18pt" style:font-size-asian="18pt" style:font-size-complex="18pt"/>
    </style:style>
    <style:style style:name="P46"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4ca467" style:font-name-asian="Arial2" style:font-size-asian="11pt" style:font-name-complex="Arial2" style:font-size-complex="11pt"/>
    </style:style>
    <style:style style:name="P47"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4ca467" style:font-name-asian="Arial2" style:font-size-asian="11pt" style:font-name-complex="Arial2" style:font-size-complex="11pt"/>
    </style:style>
    <style:style style:name="P48" style:family="paragraph" style:parent-style-name="Contents_20_1">
      <style:paragraph-properties>
        <style:tab-stops>
          <style:tab-stop style:position="6in" style:type="right" style:leader-style="dotted" style:leader-text="."/>
        </style:tab-stops>
      </style:paragraph-properties>
    </style:style>
    <style:style style:name="P49" style:family="paragraph" style:parent-style-name="Contents_20_2">
      <style:paragraph-properties>
        <style:tab-stops>
          <style:tab-stop style:position="6in" style:type="right" style:leader-style="dotted" style:leader-text="."/>
        </style:tab-stops>
      </style:paragraph-properties>
    </style:style>
    <style:style style:name="P50" style:family="paragraph" style:parent-style-name="Contents_20_3">
      <style:paragraph-properties>
        <style:tab-stops>
          <style:tab-stop style:position="6in" style:type="right" style:leader-style="dotted" style:leader-text="."/>
        </style:tab-stops>
      </style:paragraph-properties>
    </style:style>
    <style:style style:name="P51" style:family="paragraph" style:parent-style-name="Text_20_body" style:list-style-name="L1">
      <style:paragraph-properties fo:margin-left="0in" fo:margin-right="0in" fo:text-indent="0in" style:auto-text-indent="false"/>
    </style:style>
    <style:style style:name="P52" style:family="paragraph" style:parent-style-name="Text_20_body" style:list-style-name="L1">
      <style:paragraph-properties fo:margin-left="0in" fo:margin-right="0in" fo:text-indent="0in" style:auto-text-indent="false"/>
      <style:text-properties officeooo:paragraph-rsid="004fcfea"/>
    </style:style>
    <style:style style:name="P53"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2" style:font-size-asian="16pt" style:font-weight-asian="bold" style:font-name-complex="Arial2" style:font-size-complex="16pt" style:font-weight-complex="bold"/>
    </style:style>
    <style:style style:name="T8" style:family="text">
      <style:text-properties style:font-name="Arial" fo:font-size="9pt" style:font-name-asian="Arial2" style:font-size-asian="9pt" style:font-name-complex="Arial2" style:font-size-complex="9pt"/>
    </style:style>
    <style:style style:name="T9" style:family="text">
      <style:text-properties style:text-position="super 58%" style:font-name="Arial" fo:font-size="9pt" style:font-name-asian="Arial2" style:font-size-asian="9pt" style:font-name-complex="Arial2" style:font-size-complex="9pt"/>
    </style:style>
    <style:style style:name="T10"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1" style:family="text">
      <style:text-properties officeooo:rsid="00302ee8"/>
    </style:style>
    <style:style style:name="T12" style:family="text">
      <style:text-properties officeooo:rsid="0032ca6e"/>
    </style:style>
    <style:style style:name="T13" style:family="text">
      <style:text-properties officeooo:rsid="0039f249"/>
    </style:style>
    <style:style style:name="T14" style:family="text">
      <style:text-properties fo:font-size="16pt" style:font-size-asian="16pt" style:font-size-complex="16pt"/>
    </style:style>
    <style:style style:name="T15" style:family="text">
      <style:text-properties fo:font-size="16pt" officeooo:rsid="00302ee8" style:font-size-asian="16pt" style:font-size-complex="16pt"/>
    </style:style>
    <style:style style:name="T16" style:family="text">
      <style:text-properties officeooo:rsid="0048835a"/>
    </style:style>
    <style:style style:name="T17" style:family="text">
      <style:text-properties style:font-name="Arial1"/>
    </style:style>
    <style:style style:name="T18" style:family="text">
      <style:text-properties style:font-name="Arial1" officeooo:rsid="001f10c3"/>
    </style:style>
    <style:style style:name="T19" style:family="text">
      <style:text-properties fo:color="#1f3864" loext:opacity="100%" style:text-position="super 58%" style:font-name="Arial" fo:font-size="9pt" fo:font-weight="bold" style:font-name-asian="Arial2" style:font-size-asian="9pt" style:font-weight-asian="bold" style:font-name-complex="Arial2" style:font-size-complex="9pt" style:font-weight-complex="bold"/>
    </style:style>
    <style:style style:name="T20" style:family="text">
      <style:text-properties fo:color="#1f3864" loext:opacity="100%" style:font-name="Arial" fo:font-size="9pt" fo:font-weight="bold" style:font-name-asian="Arial2" style:font-size-asian="9pt" style:font-weight-asian="bold" style:font-name-complex="Arial2" style:font-size-complex="9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_RefHeading___Toc2047_4095288541"/><text:span text:style-name="Strong_20_Emphasis"><text:span text:style-name="T17">The </text:span></text:span><text:span text:style-name="Strong_20_Emphasis"><text:span text:style-name="T18">FREEDOM Framework – </text:span></text:span><text:bookmark-end text:name="__RefHeading___Toc2047_4095288541"/></text:p>
      <text:p text:style-name="P23"><text:span text:style-name="Strong_20_Emphasis"><text:span text:style-name="T18">The </text:span></text:span><text:span text:style-name="Strong_20_Emphasis"><text:span text:style-name="T17">Seven Pillars</text:span></text:span></text:p>
      <text:p text:style-name="P22"><text:span text:style-name="Strong_20_Emphasis"><text:span text:style-name="T3"/></text:span></text:p>
      <text:p text:style-name="P22"><text:span text:style-name="Strong_20_Emphasis"><text:span text:style-name="T3"/></text:span></text:p>
      <text:p text:style-name="P22"><text:span text:style-name="Strong_20_Emphasis"><text:span text:style-name="T3"/></text:span></text:p>
      <text:p text:style-name="P22"><text:span text:style-name="Strong_20_Emphasis"><text:span text:style-name="T3">Author </text:span></text:span></text:p>
      <text:p text:style-name="P22"><text:span text:style-name="Strong_20_Emphasis"><text:span text:style-name="T10">“Who wrote it matters not, you see,<text:line-break/>The text itself holds authority.<text:line-break/>And if you doubt, inspect, refine,<text:line-break/>Together we can make it shine. “</text:span></text:span></text:p>
      <text:h text:style-name="P20" text:outline-level="1"/>
      <text:p text:style-name="P19"/>
      <text:p text:style-name="P19"/>
      <text:p text:style-name="P19"/>
      <text:p text:style-name="P19"/>
      <text:p text:style-name="P19"/>
      <text:p text:style-name="P19"><text:span text:style-name="T1"/></text:p>
      <text:p text:style-name="P19"><text:span text:style-name="T1"/></text:p>
      <text:h text:style-name="P36" text:outline-level="1"><text:bookmark-start text:name="__RefHeading___Toc8556_1834621681"/><text:soft-page-break/><text:span text:style-name="T1">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19"><text:span text:style-name="T1"/></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p text:style-name="P18"/>
      <text:p text:style-name="P18"/>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8"><text:a xlink:type="simple" xlink:href="#__RefHeading___Toc8556_1834621681" text:style-name="Index_20_Link" text:visited-style-name="Index_20_Link">Abstract: The Seven Pillars: A Global Framework for Universal Basic Needs<text:tab/>2</text:a></text:p>
          <text:p text:style-name="P48"><text:a xlink:type="simple" xlink:href="#__RefHeading___Toc2113_3246451801" text:style-name="Index_20_Link" text:visited-style-name="Index_20_Link">Introduction: The Persistent Gap in Human Rights Implementation<text:tab/>6</text:a></text:p>
          <text:p text:style-name="P48"><text:a xlink:type="simple" xlink:href="#__RefHeading___Toc1920_3246451801" text:style-name="Index_20_Link" text:visited-style-name="Index_20_Link">1. The Freedom Framework<text:tab/>7</text:a></text:p>
          <text:p text:style-name="P49"><text:a xlink:type="simple" xlink:href="#__RefHeading___Toc2115_3246451801" text:style-name="Index_20_Link" text:visited-style-name="Index_20_Link">Foundation<text:tab/>8</text:a></text:p>
          <text:p text:style-name="P49"><text:a xlink:type="simple" xlink:href="#__RefHeading___Toc2117_3246451801" text:style-name="Index_20_Link" text:visited-style-name="Index_20_Link">Resilience<text:tab/>8</text:a></text:p>
          <text:p text:style-name="P49"><text:a xlink:type="simple" xlink:href="#__RefHeading___Toc2119_3246451801" text:style-name="Index_20_Link" text:visited-style-name="Index_20_Link">Exchange<text:tab/>8</text:a></text:p>
          <text:p text:style-name="P49"><text:a xlink:type="simple" xlink:href="#__RefHeading___Toc2121_3246451801" text:style-name="Index_20_Link" text:visited-style-name="Index_20_Link">Equilibrium<text:tab/>8</text:a></text:p>
          <text:p text:style-name="P49"><text:a xlink:type="simple" xlink:href="#__RefHeading___Toc2123_3246451801" text:style-name="Index_20_Link" text:visited-style-name="Index_20_Link">Defense<text:tab/>8</text:a></text:p>
          <text:p text:style-name="P49"><text:a xlink:type="simple" xlink:href="#__RefHeading___Toc2125_3246451801" text:style-name="Index_20_Link" text:visited-style-name="Index_20_Link">Ownership<text:tab/>8</text:a></text:p>
          <text:p text:style-name="P49"><text:a xlink:type="simple" xlink:href="#__RefHeading___Toc2127_3246451801" text:style-name="Index_20_Link" text:visited-style-name="Index_20_Link">Mobility<text:tab/>8</text:a></text:p>
          <text:p text:style-name="P48"><text:a xlink:type="simple" xlink:href="#__RefHeading___Toc2129_3246451801" text:style-name="Index_20_Link" text:visited-style-name="Index_20_Link">2. The Seven Pillars: Interdependent Guarantees for Human Flourishing<text:tab/>8</text:a></text:p>
          <text:p text:style-name="P49"><text:a xlink:type="simple" xlink:href="#__RefHeading___Toc2131_3246451801" text:style-name="Index_20_Link" text:visited-style-name="Index_20_Link">2.1 Foundation: Secure Access to Life’s Essentials<text:tab/>8</text:a></text:p>
          <text:p text:style-name="P50"><text:a xlink:type="simple" xlink:href="#__RefHeading___Toc1922_3246451801" text:style-name="Index_20_Link" text:visited-style-name="Index_20_Link">2.1.1 Conceptual Design of Foundation Land<text:tab/>9</text:a></text:p>
          <text:p text:style-name="P50"><text:a xlink:type="simple" xlink:href="#__RefHeading___Toc1924_3246451801" text:style-name="Index_20_Link" text:visited-style-name="Index_20_Link">2.1.2 The Equivalent Land Area (ELA) System<text:tab/>10</text:a></text:p>
          <text:p text:style-name="P50"><text:a xlink:type="simple" xlink:href="#__RefHeading___Toc1926_3246451801" text:style-name="Index_20_Link" text:visited-style-name="Index_20_Link">2.1.3 Social Dynamics: Teaming, Transitions, and Global Variations<text:tab/>10</text:a></text:p>
          <text:p text:style-name="P50"><text:a xlink:type="simple" xlink:href="#__RefHeading___Toc1928_3246451801" text:style-name="Index_20_Link" text:visited-style-name="Index_20_Link">2.1.4 Structural Governmental Failures in Housing Provision<text:tab/>11</text:a></text:p>
          <text:p text:style-name="P50"><text:a xlink:type="simple" xlink:href="#__RefHeading___Toc1930_3246451801" text:style-name="Index_20_Link" text:visited-style-name="Index_20_Link">2.1.5 Preliminary Economic Assessment and Funding Pathways<text:tab/>11</text:a></text:p>
          <text:p text:style-name="P50"><text:a xlink:type="simple" xlink:href="#__RefHeading___Toc1932_3246451801" text:style-name="Index_20_Link" text:visited-style-name="Index_20_Link">2.1.6 Explicit Counterarguments and Risk Mitigation<text:tab/>12</text:a></text:p>
          <text:p text:style-name="P50"><text:a xlink:type="simple" xlink:href="#__RefHeading___Toc1934_3246451801" text:style-name="Index_20_Link" text:visited-style-name="Index_20_Link">2.1.7 Empirical Evidence and Analogous Case Studies<text:tab/>12</text:a></text:p>
          <text:p text:style-name="P50"><text:a xlink:type="simple" xlink:href="#__RefHeading___Toc1936_3246451801" text:style-name="Index_20_Link" text:visited-style-name="Index_20_Link">2.1.8 Global and Legal Implementation Details<text:tab/>12</text:a></text:p>
          <text:p text:style-name="P50"><text:a xlink:type="simple" xlink:href="#__RefHeading___Toc1938_3246451801" text:style-name="Index_20_Link" text:visited-style-name="Index_20_Link">2.1.9 Sustainability and Long-Term Viability Assessments<text:tab/>12</text:a></text:p>
          <text:p text:style-name="P50"><text:a xlink:type="simple" xlink:href="#__RefHeading___Toc1940_3246451801" text:style-name="Index_20_Link" text:visited-style-name="Index_20_Link">2.1.10 Impacts on Real Estate Markets and Phasing Out Legacy Systems<text:tab/>13</text:a></text:p>
          <text:p text:style-name="P49"><text:a xlink:type="simple" xlink:href="#__RefHeading___Toc1942_3246451801" text:style-name="Index_20_Link" text:visited-style-name="Index_20_Link">Footnotes<text:tab/>13</text:a></text:p>
          <text:p text:style-name="P49"><text:a xlink:type="simple" xlink:href="#__RefHeading___Toc4382_3489137331" text:style-name="Index_20_Link" text:visited-style-name="Index_20_Link">2.2 Resilience: Continuity in the Face of Disruption<text:tab/>14</text:a></text:p>
          <text:p text:style-name="P50"><text:a xlink:type="simple" xlink:href="#__RefHeading___Toc4384_3489137331" text:style-name="Index_20_Link" text:visited-style-name="Index_20_Link">2.2.1 Conceptual Design and Core Infrastructure<text:tab/>14</text:a></text:p>
          <text:p text:style-name="P50"><text:a xlink:type="simple" xlink:href="#__RefHeading___Toc4386_3489137331" text:style-name="Index_20_Link" text:visited-style-name="Index_20_Link">2.2.2 Motivations: The Structural Failures of Current Disaster Response<text:tab/>15</text:a></text:p>
          <text:p text:style-name="P50"><text:a xlink:type="simple" xlink:href="#__RefHeading___Toc4388_3489137331" text:style-name="Index_20_Link" text:visited-style-name="Index_20_Link">2.2.3 Historical Patterns of Resistance to Structural Reform<text:tab/>17</text:a></text:p>
          <text:p text:style-name="P50"><text:a xlink:type="simple" xlink:href="#__RefHeading___Toc4390_3489137331" text:style-name="Index_20_Link" text:visited-style-name="Index_20_Link">2.2.4 The Reserve Settlement System: Design in Detail<text:tab/>18</text:a></text:p>
          <text:p text:style-name="P50"><text:a xlink:type="simple" xlink:href="#__RefHeading___Toc4392_3489137331" text:style-name="Index_20_Link" text:visited-style-name="Index_20_Link"><text:soft-page-break/>2.2.5 Preliminary Economic Assessment and Funding Pathways<text:tab/>19</text:a></text:p>
          <text:p text:style-name="P50"><text:a xlink:type="simple" xlink:href="#__RefHeading___Toc4394_3489137331" text:style-name="Index_20_Link" text:visited-style-name="Index_20_Link">2.2.6 Explicit Counterarguments and Risk Mitigation<text:tab/>21</text:a></text:p>
          <text:p text:style-name="P50"><text:a xlink:type="simple" xlink:href="#__RefHeading___Toc4396_3489137331" text:style-name="Index_20_Link" text:visited-style-name="Index_20_Link">2.2.7 Empirical Evidence and Analogous Case Studies<text:tab/>22</text:a></text:p>
          <text:p text:style-name="P50"><text:a xlink:type="simple" xlink:href="#__RefHeading___Toc4398_3489137331" text:style-name="Index_20_Link" text:visited-style-name="Index_20_Link">2.2.8 Global and Legal Implementation Details<text:tab/>23</text:a></text:p>
          <text:p text:style-name="P50"><text:a xlink:type="simple" xlink:href="#__RefHeading___Toc4400_3489137331" text:style-name="Index_20_Link" text:visited-style-name="Index_20_Link">2.2.9 Sustainability and Long-Term Viability Assessments<text:tab/>24</text:a></text:p>
          <text:p text:style-name="P50"><text:a xlink:type="simple" xlink:href="#__RefHeading___Toc4402_3489137331" text:style-name="Index_20_Link" text:visited-style-name="Index_20_Link">2.2.10 Resilience's Interdependence with Other Pillars<text:tab/>25</text:a></text:p>
          <text:p text:style-name="P50"><text:a xlink:type="simple" xlink:href="#__RefHeading___Toc4404_3489137331" text:style-name="Index_20_Link" text:visited-style-name="Index_20_Link">2.2.11 Phasing Out Legacy Systems and Transition Dynamics<text:tab/>26</text:a></text:p>
          <text:p text:style-name="P49"><text:a xlink:type="simple" xlink:href="#__RefHeading___Toc4406_3489137331" text:style-name="Index_20_Link" text:visited-style-name="Index_20_Link">Footnotes<text:tab/>28</text:a></text:p>
          <text:p text:style-name="P49"><text:a xlink:type="simple" xlink:href="#__RefHeading___Toc1944_3246451801" text:style-name="Index_20_Link" text:visited-style-name="Index_20_Link">2.3 Exchange: Universal Platform for Connection and Collaboration<text:tab/>29</text:a></text:p>
          <text:p text:style-name="P50"><text:a xlink:type="simple" xlink:href="#__RefHeading___Toc2135_3246451801" text:style-name="Index_20_Link" text:visited-style-name="Index_20_Link">2.3.1 Conceptual Design and Core Features<text:tab/>29</text:a></text:p>
          <text:p text:style-name="P50"><text:a xlink:type="simple" xlink:href="#__RefHeading___Toc1946_3246451801" text:style-name="Index_20_Link" text:visited-style-name="Index_20_Link">2.3.2 Motivations: Addressing Platform Power and Censorship Risks<text:tab/>30</text:a></text:p>
          <text:p text:style-name="P50"><text:a xlink:type="simple" xlink:href="#__RefHeading___Toc1948_3246451801" text:style-name="Index_20_Link" text:visited-style-name="Index_20_Link">2.3.3 Financial Impacts on Telecom and Social Media Platforms<text:tab/>30</text:a></text:p>
          <text:p text:style-name="P50"><text:a xlink:type="simple" xlink:href="#__RefHeading___Toc2137_3246451801" text:style-name="Index_20_Link" text:visited-style-name="Index_20_Link">2.3.4 Bandwidth, Storage, Costs, and Timeline<text:tab/>31</text:a></text:p>
          <text:p text:style-name="P50"><text:a xlink:type="simple" xlink:href="#__RefHeading___Toc1950_3246451801" text:style-name="Index_20_Link" text:visited-style-name="Index_20_Link">2.3.5 Preliminary Economic Assessment and Funding Pathways<text:tab/>31</text:a></text:p>
          <text:p text:style-name="P50"><text:a xlink:type="simple" xlink:href="#__RefHeading___Toc1952_3246451801" text:style-name="Index_20_Link" text:visited-style-name="Index_20_Link">2.3.6 Explicit Counterarguments and Risk Mitigation<text:tab/>32</text:a></text:p>
          <text:p text:style-name="P50"><text:a xlink:type="simple" xlink:href="#__RefHeading___Toc1954_3246451801" text:style-name="Index_20_Link" text:visited-style-name="Index_20_Link">2.3.7 Empirical Evidence and Analogous Case Studies<text:tab/>33</text:a></text:p>
          <text:p text:style-name="P50"><text:a xlink:type="simple" xlink:href="#__RefHeading___Toc1956_3246451801" text:style-name="Index_20_Link" text:visited-style-name="Index_20_Link">2.3.8 Global and Legal Implementation Details<text:tab/>33</text:a></text:p>
          <text:p text:style-name="P50"><text:a xlink:type="simple" xlink:href="#__RefHeading___Toc1958_3246451801" text:style-name="Index_20_Link" text:visited-style-name="Index_20_Link">2.3.9 Sustainability and Long-Term Viability Assessments<text:tab/>34</text:a></text:p>
          <text:p text:style-name="P50"><text:a xlink:type="simple" xlink:href="#__RefHeading___Toc1960_3246451801" text:style-name="Index_20_Link" text:visited-style-name="Index_20_Link">2.3.10 Impacts on Legacy Systems and Phasing<text:tab/>34</text:a></text:p>
          <text:p text:style-name="P49"><text:a xlink:type="simple" xlink:href="#__RefHeading___Toc1962_3246451801" text:style-name="Index_20_Link" text:visited-style-name="Index_20_Link">Footnotes<text:tab/>35</text:a></text:p>
          <text:p text:style-name="P49"><text:a xlink:type="simple" xlink:href="#__RefHeading___Toc2139_3246451801" text:style-name="Index_20_Link" text:visited-style-name="Index_20_Link">2.4 Equilibrium: Comprehensive Health and Well-Being<text:tab/>38</text:a></text:p>
          <text:p text:style-name="P50"><text:a xlink:type="simple" xlink:href="#__RefHeading___Toc1964_3246451801" text:style-name="Index_20_Link" text:visited-style-name="Index_20_Link">2.4.1 Conceptual Design and Patent Compatibility<text:tab/>38</text:a></text:p>
          <text:p text:style-name="P50"><text:a xlink:type="simple" xlink:href="#__RefHeading___Toc1966_3246451801" text:style-name="Index_20_Link" text:visited-style-name="Index_20_Link">2.4.2 Motivations for Industry Non-Hostility<text:tab/>38</text:a></text:p>
          <text:p text:style-name="P50"><text:a xlink:type="simple" xlink:href="#__RefHeading___Toc1968_3246451801" text:style-name="Index_20_Link" text:visited-style-name="Index_20_Link">2.4.3 Public Spending, Bureaucracy Reduction, and AI Integration<text:tab/>38</text:a></text:p>
          <text:p text:style-name="P50"><text:a xlink:type="simple" xlink:href="#__RefHeading___Toc1970_3246451801" text:style-name="Index_20_Link" text:visited-style-name="Index_20_Link">2.4.4 Preliminary Economic Assessment and Funding Pathways<text:tab/>38</text:a></text:p>
          <text:p text:style-name="P50"><text:a xlink:type="simple" xlink:href="#__RefHeading___Toc1972_3246451801" text:style-name="Index_20_Link" text:visited-style-name="Index_20_Link">2.4.5 Explicit Counterarguments and Risk Mitigation<text:tab/>38</text:a></text:p>
          <text:p text:style-name="P50"><text:a xlink:type="simple" xlink:href="#__RefHeading___Toc1974_3246451801" text:style-name="Index_20_Link" text:visited-style-name="Index_20_Link">2.4.6 Empirical Evidence and Analogous Case Studies<text:tab/>38</text:a></text:p>
          <text:p text:style-name="P50"><text:a xlink:type="simple" xlink:href="#__RefHeading___Toc1976_3246451801" text:style-name="Index_20_Link" text:visited-style-name="Index_20_Link">2.4.7 Global and Legal Implementation Details<text:tab/>38</text:a></text:p>
          <text:p text:style-name="P50"><text:a xlink:type="simple" xlink:href="#__RefHeading___Toc1978_3246451801" text:style-name="Index_20_Link" text:visited-style-name="Index_20_Link">2.4.8 Sustainability and Long-Term Viability Assessments<text:tab/>38</text:a></text:p>
          <text:p text:style-name="P50"><text:a xlink:type="simple" xlink:href="#__RefHeading___Toc1980_3246451801" text:style-name="Index_20_Link" text:visited-style-name="Index_20_Link"><text:soft-page-break/>2.4.9 Impacts on Pharma and Healthcare Systems<text:tab/>38</text:a></text:p>
          <text:p text:style-name="P49"><text:a xlink:type="simple" xlink:href="#__RefHeading___Toc1982_3246451801" text:style-name="Index_20_Link" text:visited-style-name="Index_20_Link">Footnotes<text:tab/>38</text:a></text:p>
          <text:p text:style-name="P49"><text:a xlink:type="simple" xlink:href="#__RefHeading___Toc4236_3662947916" text:style-name="Index_20_Link" text:visited-style-name="Index_20_Link">2.5: Defence: Protection from Harm and Injustice<text:tab/>39</text:a></text:p>
          <text:p text:style-name="P50"><text:a xlink:type="simple" xlink:href="#__RefHeading___Toc4240_3662947916" text:style-name="Index_20_Link" text:visited-style-name="Index_20_Link">2.5.1 The Individual Right to Self-Protection and Autonomy<text:tab/>39</text:a></text:p>
          <text:p text:style-name="P50"><text:a xlink:type="simple" xlink:href="#__RefHeading___Toc4248_3662947916" text:style-name="Index_20_Link" text:visited-style-name="Index_20_Link">2.5.2 Governmental Violence as the Primary Contemporary Threat<text:tab/>40</text:a></text:p>
          <text:p text:style-name="P50"><text:a xlink:type="simple" xlink:href="#__RefHeading___Toc4256_3662947916" text:style-name="Index_20_Link" text:visited-style-name="Index_20_Link">2.5.3 Prohibition of Mass Casualty Weapons Production<text:tab/>41</text:a></text:p>
          <text:p text:style-name="P50"><text:a xlink:type="simple" xlink:href="#__RefHeading___Toc4266_3662947916" text:style-name="Index_20_Link" text:visited-style-name="Index_20_Link">2.5.4 The Comprehensive Costs of Warfare<text:tab/>43</text:a></text:p>
          <text:p text:style-name="P50"><text:a xlink:type="simple" xlink:href="#__RefHeading___Toc4276_3662947916" text:style-name="Index_20_Link" text:visited-style-name="Index_20_Link">2.5.5 War as Instrument of Economic and Political Manipulation<text:tab/>45</text:a></text:p>
          <text:p text:style-name="P50"><text:a xlink:type="simple" xlink:href="#__RefHeading___Toc4284_3662947916" text:style-name="Index_20_Link" text:visited-style-name="Index_20_Link">2.5.6 Alternative Security Paradigms<text:tab/>46</text:a></text:p>
          <text:p text:style-name="P50"><text:a xlink:type="simple" xlink:href="#__RefHeading___Toc4332_3662947916" text:style-name="Index_20_Link" text:visited-style-name="Index_20_Link">2.5.7 Systemic Inequality and Security<text:tab/>56</text:a></text:p>
          <text:p text:style-name="P50"><text:a xlink:type="simple" xlink:href="#__RefHeading___Toc4338_3662947916" text:style-name="Index_20_Link" text:visited-style-name="Index_20_Link">2.5.8 Implementation Challenges and Transitions<text:tab/>56</text:a></text:p>
          <text:p text:style-name="P49"><text:a xlink:type="simple" xlink:href="#__RefHeading___Toc4348_3662947916" text:style-name="Index_20_Link" text:visited-style-name="Index_20_Link">Footnotes<text:tab/>58</text:a></text:p>
          <text:p text:style-name="P49"><text:a xlink:type="simple" xlink:href="#__RefHeading___Toc2070_3246451801" text:style-name="Index_20_Link" text:visited-style-name="Index_20_Link">2.6 Ownership: Personal Autonomy and Lifelong Learning<text:tab/>63</text:a></text:p>
          <text:p text:style-name="P50"><text:a xlink:type="simple" xlink:href="#__RefHeading___Toc2072_3246451801" text:style-name="Index_20_Link" text:visited-style-name="Index_20_Link">2.6.1 Conceptual Design and Core Features<text:tab/>63</text:a></text:p>
          <text:p text:style-name="P50"><text:a xlink:type="simple" xlink:href="#__RefHeading___Toc2074_3246451801" text:style-name="Index_20_Link" text:visited-style-name="Index_20_Link">2.6.2 Motivations: Addressing Educational Inequality and Systemic Dysfunction<text:tab/>65</text:a></text:p>
          <text:p text:style-name="P50"><text:a xlink:type="simple" xlink:href="#__RefHeading___Toc2076_3246451801" text:style-name="Index_20_Link" text:visited-style-name="Index_20_Link">2.6.3 AI Scholars: Technical Feasibility and Pedagogical Design<text:tab/>66</text:a></text:p>
          <text:p text:style-name="P50"><text:a xlink:type="simple" xlink:href="#__RefHeading___Toc2078_3246451801" text:style-name="Index_20_Link" text:visited-style-name="Index_20_Link">2.6.4 Curriculum Design: Workforce Alignment and Practical Application<text:tab/>67</text:a></text:p>
          <text:p text:style-name="P50"><text:a xlink:type="simple" xlink:href="#__RefHeading___Toc2080_3246451801" text:style-name="Index_20_Link" text:visited-style-name="Index_20_Link">2.6.5 Transition from Parallel Systems: Economic and Political Dynamics<text:tab/>69</text:a></text:p>
          <text:p text:style-name="P50"><text:a xlink:type="simple" xlink:href="#__RefHeading___Toc2082_3246451801" text:style-name="Index_20_Link" text:visited-style-name="Index_20_Link">2.6.6 Governance and Protection from Political Capture<text:tab/>70</text:a></text:p>
          <text:p text:style-name="P50"><text:a xlink:type="simple" xlink:href="#__RefHeading___Toc2084_3246451801" text:style-name="Index_20_Link" text:visited-style-name="Index_20_Link">2.6.7 Funding Mechanisms and Economic Sustainability<text:tab/>72</text:a></text:p>
          <text:p text:style-name="P50"><text:a xlink:type="simple" xlink:href="#__RefHeading___Toc2086_3246451801" text:style-name="Index_20_Link" text:visited-style-name="Index_20_Link">2.6.8 Empirical Evidence and International Precedents<text:tab/>74</text:a></text:p>
          <text:p text:style-name="P50"><text:a xlink:type="simple" xlink:href="#__RefHeading___Toc2088_3246451801" text:style-name="Index_20_Link" text:visited-style-name="Index_20_Link">2.6.9 Open-Source Knowledge and Cultural Preservation<text:tab/>76</text:a></text:p>
          <text:p text:style-name="P50"><text:a xlink:type="simple" xlink:href="#__RefHeading___Toc2090_3246451801" text:style-name="Index_20_Link" text:visited-style-name="Index_20_Link">Footnotes<text:tab/>76</text:a></text:p>
          <text:p text:style-name="P49"><text:a xlink:type="simple" xlink:href="#__RefHeading___Toc8673_1834621681" text:style-name="Index_20_Link" text:visited-style-name="Index_20_Link"><text:s/>2.7 Mobility: Freedom of Movement and Privacy<text:tab/>79</text:a></text:p>
          <text:p text:style-name="P50"><text:a xlink:type="simple" xlink:href="#__RefHeading___Toc4350_3662947916" text:style-name="Index_20_Link" text:visited-style-name="Index_20_Link">2.7.1 Conceptual Design and Core Infrastructure<text:tab/>79</text:a></text:p>
          <text:p text:style-name="P50"><text:a xlink:type="simple" xlink:href="#__RefHeading___Toc4352_3662947916" text:style-name="Index_20_Link" text:visited-style-name="Index_20_Link">2.7.2 Motivations: The Structural Failures of Current Mobility Systems<text:tab/>80</text:a></text:p>
          <text:p text:style-name="P50"><text:a xlink:type="simple" xlink:href="#__RefHeading___Toc4354_3662947916" text:style-name="Index_20_Link" text:visited-style-name="Index_20_Link">2.7.3 Historical Patterns of Resistance to Structural Reform<text:tab/>81</text:a></text:p>
          <text:p text:style-name="P50"><text:a xlink:type="simple" xlink:href="#__RefHeading___Toc4356_3662947916" text:style-name="Index_20_Link" text:visited-style-name="Index_20_Link">2.7.4 The Universal Social Page: Privacy Architecture in Detail<text:tab/>82</text:a></text:p>
          <text:p text:style-name="P50"><text:a xlink:type="simple" xlink:href="#__RefHeading___Toc4358_3662947916" text:style-name="Index_20_Link" text:visited-style-name="Index_20_Link">2.7.5 Preliminary Economic Assessment and Funding Pathways<text:tab/>84</text:a></text:p>
          <text:p text:style-name="P50"><text:a xlink:type="simple" xlink:href="#__RefHeading___Toc4360_3662947916" text:style-name="Index_20_Link" text:visited-style-name="Index_20_Link"><text:soft-page-break/>2.7.6 Explicit Counterarguments and Risk Mitigation<text:tab/>85</text:a></text:p>
          <text:p text:style-name="P50"><text:a xlink:type="simple" xlink:href="#__RefHeading___Toc4362_3662947916" text:style-name="Index_20_Link" text:visited-style-name="Index_20_Link">2.7.7 Empirical Evidence and Analogous Case Studies<text:tab/>86</text:a></text:p>
          <text:p text:style-name="P50"><text:a xlink:type="simple" xlink:href="#__RefHeading___Toc4364_3662947916" text:style-name="Index_20_Link" text:visited-style-name="Index_20_Link">2.7.8 Global and Legal Implementation Details<text:tab/>87</text:a></text:p>
          <text:p text:style-name="P50"><text:a xlink:type="simple" xlink:href="#__RefHeading___Toc4366_3662947916" text:style-name="Index_20_Link" text:visited-style-name="Index_20_Link">2.7.9 Sustainability and Long-Term Viability Assessments<text:tab/>88</text:a></text:p>
          <text:p text:style-name="P50"><text:a xlink:type="simple" xlink:href="#__RefHeading___Toc4368_3662947916" text:style-name="Index_20_Link" text:visited-style-name="Index_20_Link">2.7.10 Mobility's Interdependence with Other Pillars<text:tab/>89</text:a></text:p>
          <text:p text:style-name="P50"><text:a xlink:type="simple" xlink:href="#__RefHeading___Toc4370_3662947916" text:style-name="Index_20_Link" text:visited-style-name="Index_20_Link">2.7.11 Phasing Out Legacy Systems and Transition Dynamics<text:tab/>90</text:a></text:p>
          <text:p text:style-name="P49"><text:a xlink:type="simple" xlink:href="#__RefHeading___Toc4372_3662947916" text:style-name="Index_20_Link" text:visited-style-name="Index_20_Link">Footnotes<text:tab/>91</text:a></text:p>
        </text:index-body>
      </text:table-of-content>
      <text:h text:style-name="Heading_20_1" text:outline-level="1"/>
      <text:h text:style-name="Heading_20_1" text:outline-level="1"><text:bookmark-start text:name="__RefHeading___Toc2113_3246451801"/>Introduction: The Persistent Gap in Human Rights Implementation<text:bookmark-end text:name="__RefHeading___Toc2113_3246451801"/></text:h>
      <text:p text:style-name="P18"/>
      <text:p text:style-name="P18">Most rights frameworks fail due to optional enforcement mechanisms. This paper argues that rights become effective only when implemented through universal, free, and auditable systems that structurally prevent denial.</text:p>
      <text:p text:style-name="P18"/>
      <text:p text:style-name="P16">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16">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16">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P45" text:outline-level="1"><text:bookmark-start text:name="__RefHeading___Toc1920_3246451801"/><text:span text:style-name="T12">1</text:span>. The <text:span text:style-name="T16">Freedom</text:span>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ext:soft-page-break/>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bookmark-start text:name="__RefHeading___Toc2129_3246451801"/><text:span text:style-name="T12">2</text:span><text:span text:style-name="T11">.</text:span><text:span text:style-name="T15"> </text:span><text:span text:style-name="T14">The Seven Pillars: Interdependent Guarantees for Human Flourishing</text:span><text:bookmark-end text:name="__RefHeading___Toc2129_3246451801"/></text:h>
      <text:p text:style-name="P16"><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text:soft-page-break/>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text:soft-page-break/>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xt:soft-page-break/>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text:soft-page-break/>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text:soft-page-break/>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51"><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51"><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51"><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51"><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51"><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51"><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51"><text:bookmark text:name="user-content-fn-7"/>Dual-use resilience reserves for experiential equity. <text:a xlink:type="simple" xlink:href="#user-content-fnref-7" text:style-name="Internet_20_link" text:visited-style-name="Visited_20_Internet_20_Link">↩</text:a></text:p>
        </text:list-item>
        <text:list-item>
          <text:p text:style-name="P51"><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51"><text:bookmark text:name="user-content-fn-9"/>2025 Spanish housing protests and related unrest reports. <text:a xlink:type="simple" xlink:href="#user-content-fnref-9" text:style-name="Internet_20_link" text:visited-style-name="Visited_20_Internet_20_Link">↩</text:a></text:p>
        </text:list-item>
        <text:list-item>
          <text:p text:style-name="P51"><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51"><text:bookmark text:name="user-content-fn-11"/>Eurostat and EU social protection expenditure data. <text:a xlink:type="simple" xlink:href="#user-content-fnref-11" text:style-name="Internet_20_link" text:visited-style-name="Visited_20_Internet_20_Link">↩</text:a></text:p>
        </text:list-item>
        <text:list-item>
          <text:p text:style-name="P51"><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51"><text:bookmark text:name="user-content-fn-13"/>Administrative overhead estimates in welfare systems. <text:a xlink:type="simple" xlink:href="#user-content-fnref-13" text:style-name="Internet_20_link" text:visited-style-name="Visited_20_Internet_20_Link">↩</text:a></text:p>
        </text:list-item>
        <text:list-item>
          <text:p text:style-name="P51"><text:bookmark text:name="user-content-fn-14"/>Finland UBI trial and US guaranteed income pilot outcomes. <text:a xlink:type="simple" xlink:href="#user-content-fnref-14" text:style-name="Internet_20_link" text:visited-style-name="Visited_20_Internet_20_Link">↩</text:a></text:p>
        </text:list-item>
        <text:list-item>
          <text:p text:style-name="P51"><text:bookmark text:name="user-content-fn-15"/>Lessons from Mexico's ejido system governance challenges. <text:a xlink:type="simple" xlink:href="#user-content-fnref-15" text:style-name="Internet_20_link" text:visited-style-name="Visited_20_Internet_20_Link">↩</text:a></text:p>
        </text:list-item>
        <text:list-item>
          <text:p text:style-name="P51"><text:bookmark text:name="user-content-fn-16"/>Taiwan and Japan post-war land reform economic impacts. <text:a xlink:type="simple" xlink:href="#user-content-fnref-16" text:style-name="Internet_20_link" text:visited-style-name="Visited_20_Internet_20_Link">↩</text:a></text:p>
        </text:list-item>
        <text:list-item>
          <text:p text:style-name="P51"><text:bookmark text:name="user-content-fn-17"/>Zimbabwe fast-track land reform agricultural consequences. <text:a xlink:type="simple" xlink:href="#user-content-fnref-17" text:style-name="Internet_20_link" text:visited-style-name="Visited_20_Internet_20_Link">↩</text:a></text:p>
        </text:list-item>
        <text:list-item>
          <text:p text:style-name="P51"><text:bookmark text:name="user-content-fn-18"/>Minneapolis GBI and broader UBI trial results. <text:a xlink:type="simple" xlink:href="#user-content-fnref-18" text:style-name="Internet_20_link" text:visited-style-name="Visited_20_Internet_20_Link">↩</text:a></text:p>
        </text:list-item>
        <text:list-item>
          <text:p text:style-name="P51"><text:bookmark text:name="user-content-fn-19"/><text:soft-page-break/>Relevant UN human rights instruments. <text:a xlink:type="simple" xlink:href="#user-content-fnref-19" text:style-name="Internet_20_link" text:visited-style-name="Visited_20_Internet_20_Link">↩</text:a></text:p>
        </text:list-item>
        <text:list-item>
          <text:p text:style-name="P52"><text:bookmark text:name="user-content-fn-20"/>Carbon sequestration and biodiversity benefits of permaculture systems. <text:a xlink:type="simple" xlink:href="#user-content-fnref-20" text:style-name="Internet_20_link" text:visited-style-name="Visited_20_Internet_20_Link">↩</text:a></text:p>
        </text:list-item>
      </text:list>
      <text:h text:style-name="Heading_20_2" text:outline-level="2"><text:bookmark-start text:name="__RefHeading___Toc4382_3489137331"/>2.2 Resilience: Continuity in the Face of Disruption<text:bookmark-end text:name="__RefHeading___Toc4382_3489137331"/></text:h>
      <text:p text:style-name="P29">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P30">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p>
      <text:p text:style-name="P30">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p>
      <text:p text:style-name="P43"/>
      <text:h text:style-name="Heading_20_3" text:outline-level="3"><text:bookmark-start text:name="__RefHeading___Toc4384_3489137331"/>2.2.1 Conceptual Design and Core Infrastructure<text:bookmark-end text:name="__RefHeading___Toc4384_3489137331"/></text:h>
      <text:p text:style-name="P29">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p>
      <text:p text:style-name="P30">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redundant communication channels for areas lacking reliable internet connectivity—and subjects national implementations to independent audit. The network's outputs feed <text:soft-page-break/>directly into activation protocols for the reserve settlement system, eliminating the administrative delays that have historically allowed preventable deaths to accumulate between detection and evacuation.</text:p>
      <text:p text:style-name="P30">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p>
      <text:p text:style-name="P30">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p>
      <text:p text:style-name="P30">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environmental discretionary budgets that are routinely among the first cut in fiscal contractions.</text:p>
      <text:p text:style-name="P43"/>
      <text:h text:style-name="Heading_20_3" text:outline-level="3"><text:bookmark-start text:name="__RefHeading___Toc4386_3489137331"/>2.2.2 Motivations: The Structural Failures of Current Disaster Response<text:bookmark-end text:name="__RefHeading___Toc4386_3489137331"/></text:h>
      <text:p text:style-name="P29">Contemporary disaster response systems fail predictably and repeatedly along identifiable fault lines. Understanding these failures precisely is necessary to design a replacement that avoids reproducing them.</text:p>
      <text:p text:style-name="P30"><text:soft-page-break/>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p>
      <text:p text:style-name="P30">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p>
      <text:p text:style-name="P30">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p>
      <text:p text:style-name="P30">The fourth failure is inequity of protection. Disaster impact is not randomly distributed across populations. Across virtually every studied disaster, mortality and displacement 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p>
      <text:p text:style-name="P30"><text:soft-page-break/>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p>
      <text:p text:style-name="P43"/>
      <text:h text:style-name="Heading_20_3" text:outline-level="3"><text:bookmark-start text:name="__RefHeading___Toc4388_3489137331"/>2.2.3 Historical Patterns of Resistance to Structural Reform<text:bookmark-end text:name="__RefHeading___Toc4388_3489137331"/></text:h>
      <text:p text:style-name="P29">Structural reform of disaster response and public resilience systems follows the same resistance trajectory observed across other major societal shifts, with some domain-specific variations that reflect the particular political economy of emergency management.</text:p>
      <text:p text:style-name="P30">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p>
      <text:p text:style-name="P30">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p>
      <text:p text:style-name="P30">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text:soft-page-break/>and pre-positioned logistics architecture reduce dependence on insurance-mediated recovery, diminishing the leverage this threat provides.</text:p>
      <text:p text:style-name="P30">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p>
      <text:p text:style-name="P30">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p>
      <text:p text:style-name="P30">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p>
      <text:p text:style-name="P43"/>
      <text:h text:style-name="Heading_20_3" text:outline-level="3"><text:bookmark-start text:name="__RefHeading___Toc4390_3489137331"/>2.2.4 The Reserve Settlement System: Design in Detail<text:bookmark-end text:name="__RefHeading___Toc4390_3489137331"/></text:h>
      <text:p text:style-name="P29">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p>
      <text:p text:style-name="P30">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text:soft-page-break/>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p>
      <text:p text:style-name="P30">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p>
      <text:p text:style-name="P30">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p>
      <text:p text:style-name="P30">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defined status review process that converts temporary displacement into permanent resettlement options when the displacement extends beyond defined thresholds.</text:p>
      <text:p text:style-name="P43"/>
      <text:h text:style-name="Heading_20_3" text:outline-level="3"><text:bookmark-start text:name="__RefHeading___Toc4392_3489137331"/>2.2.5 Preliminary Economic Assessment and Funding Pathways<text:bookmark-end text:name="__RefHeading___Toc4392_3489137331"/></text:h>
      <text:p text:style-name="P29">The economic case for the Resilience pillar rests on a straightforward comparison: the cost of preparedness against the cost of unpreparedness. This comparison consistently <text:soft-page-break/>favors investment in preparedness, often dramatically, yet investment remains systematically insufficient because the costs of unpreparedness fall on different actors and timeframes than the costs of preparation.</text:p>
      <text:p text:style-name="P30">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p>
      <text:p text:style-name="P30">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p>
      <text:p text:style-name="P30">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p>
      <text:p text:style-name="P30">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ier three reserve settlements generates ongoing economic returns that partially offset maintenance costs, creating private sector stakeholders with interests aligned with continued investment.</text:p>
      <text:p text:style-name="P30">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text:soft-page-break/>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p>
      <text:p text:style-name="P43"/>
      <text:h text:style-name="Heading_20_3" text:outline-level="3"><text:bookmark-start text:name="__RefHeading___Toc4394_3489137331"/>2.2.6 Explicit Counterarguments and Risk Mitigation<text:bookmark-end text:name="__RefHeading___Toc4394_3489137331"/></text:h>
      <text:p text:style-name="P29">The Resilience pillar faces several substantive objections that deserve direct engagement rather than dismissal.</text:p>
      <text:p text:style-name="P30">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p>
      <text:p text:style-name="P30">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p>
      <text:p text:style-name="P30">The sovereignty objection holds that international minimum standards for resilience infrastructure constitute unacceptable intrusion on national decision-making. This objection is weaker than it appears. National sovereignty in disaster response already has significant international overlay: the Sendai Framework, the Paris Agreement's adaptation provisions, and numerous bilateral and multilateral disaster assistance arrangements all involve international standards and obligations. The Resilience pillar 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p>
      <text:p text:style-name="P30"><text:soft-page-break/>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p>
      <text:p text:style-name="P43"/>
      <text:h text:style-name="Heading_20_3" text:outline-level="3"><text:bookmark-start text:name="__RefHeading___Toc4396_3489137331"/>2.2.7 Empirical Evidence and Analogous Case Studies<text:bookmark-end text:name="__RefHeading___Toc4396_3489137331"/></text:h>
      <text:p text:style-name="P29">The core components of the Resilience pillar have precedents in existing implementations that demonstrate feasibility while illuminating necessary design refinements.</text:p>
      <text:p text:style-name="P30">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p>
      <text:p text:style-name="P30">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evacuation responsibilities for every household; pre-designated community assembly points with supply caches; and systematic multi-day evacuation exercises. The political economy of Cuba makes direct replication problematic, but the operational lessons—that community-level preparedness with pre-designated destinations performs dramatically better than improvised evacuation—are universal.</text:p>
      <text:p text:style-name="P30">Bangladesh's cyclone preparedness program demonstrates that even extremely resource-constrained contexts can achieve dramatic improvements in disaster mortality through targeted infrastructure investment and community organization. In 1970, <text:soft-page-break/>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p>
      <text:p text:style-name="P30">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p>
      <text:p text:style-name="P30">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p>
      <text:p text:style-name="P43"/>
      <text:h text:style-name="Heading_20_3" text:outline-level="3"><text:bookmark-start text:name="__RefHeading___Toc4398_3489137331"/>2.2.8 Global and Legal Implementation Details<text:bookmark-end text:name="__RefHeading___Toc4398_3489137331"/></text:h>
      <text:p text:style-name="P29">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converts Sendai's aspirations into enforceable minimum standards through a treaty protocol that participating states ratify as a binding commitment, with independent audit and defined consequences for non-compliance.</text:p>
      <text:p text:style-name="P30">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text:soft-page-break/>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p>
      <text:p text:style-name="P30">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p>
      <text:p text:style-name="P30">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p>
      <text:p text:style-name="P43"/>
      <text:h text:style-name="Heading_20_3" text:outline-level="3"><text:bookmark-start text:name="__RefHeading___Toc4400_3489137331"/>2.2.9 Sustainability and Long-Term Viability Assessments<text:bookmark-end text:name="__RefHeading___Toc4400_3489137331"/></text:h>
      <text:p text:style-name="P29">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p>
      <text:p text:style-name="P30">The primary sustainability mechanism is the peacetime utility design embedded in the reserve settlement tiers. Infrastructure that is in continuous use generates ongoing economic return, political constituency, and institutional familiarity that purely standby systems do not. The tier two and tier three settlement designs, which function as living 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p>
      <text:p text:style-name="P30">Climate change provides a structural driver of sustained political attention to resilience investment that was absent in previous generations. As extreme weather events increase in frequency and intensity across all inhabited regions, the experiential <text:soft-page-break/>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p>
      <text:p text:style-name="P30">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p>
      <text:p text:style-name="P30">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p>
      <text:p text:style-name="P43"/>
      <text:h text:style-name="Heading_20_3" text:outline-level="3"><text:bookmark-start text:name="__RefHeading___Toc4402_3489137331"/>2.2.10 Resilience's Interdependence with Other Pillars<text:bookmark-end text:name="__RefHeading___Toc4402_3489137331"/></text:h>
      <text:p text:style-name="P29">The Resilience pillar does not operate independently of the other six pillars in the FREEDOM framework. Its effectiveness is amplified by, and in turn amplifies, each of them in ways that make the integrated system substantially more capable than the sum of its parts.</text:p>
      <text:p text:style-name="P30">The relationship with Foundation is foundational in the literal sense. Foundation Land allocations are the base of the individual security guarantee; Resilience ensures that this 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p>
      <text:p text:style-name="P30"><text:soft-page-break/>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p>
      <text:p text:style-name="P30">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p>
      <text:p text:style-name="P30">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p>
      <text:p text:style-name="P30">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guard against this risk, and their integrity is a prerequisite for the Resilience pillar's legitimacy.</text:p>
      <text:p text:style-name="P43"/>
      <text:h text:style-name="Heading_20_3" text:outline-level="3"><text:bookmark-start text:name="__RefHeading___Toc4404_3489137331"/>2.2.11 Phasing Out Legacy Systems and Transition Dynamics<text:bookmark-end text:name="__RefHeading___Toc4404_3489137331"/></text:h>
      <text:p text:style-name="P29">The transition from current disaster response arrangements to the Resilience pillar's framework involves managing the political economy of institutional change in a domain where vested interests are substantial and the consequences of transition failures are severe.</text:p>
      <text:p text:style-name="P30"><text:soft-page-break/>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p>
      <text:p text:style-name="P30">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p>
      <text:p text:style-name="P30">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p>
      <text:p text:style-name="P30">International humanitarian organizations—UN agencies, the Red Cross movement, major international NGOs—currently play a central role in disaster response, particularly 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p>
      <text:p text:style-name="P43"><text:soft-page-break/></text:p>
      <text:h text:style-name="P44" text:outline-level="2"><text:bookmark-start text:name="__RefHeading___Toc4406_3489137331"/>Footnotes<text:bookmark-end text:name="__RefHeading___Toc4406_3489137331"/></text:h>
      <text:p text:style-name="P26"><text:span text:style-name="T9">1. </text:span><text:span text:style-name="T8">World Meteorological Organization. (2023). State of Global Water Resources Report. WMO-No. 1333. Documents advances in hydrometeorological forecasting capacity and lead times.</text:span></text:p>
      <text:p text:style-name="P26"><text:span text:style-name="T9">2. </text:span><text:span text:style-name="T8">Lay, T. et al. (2005). The Great Sumatra-Andaman Earthquake of 26 December 2004. Science, 308(5725), 1127–1133. Analysis of warning system gaps and mortality distribution.</text:span></text:p>
      <text:p text:style-name="P26"><text:span text:style-name="T9">3. </text:span><text:span text:style-name="T8">IHSI/IOM. (2020). Haiti Displacement Tracking Matrix. Ten-year follow-up assessment of post-earthquake displacement populations.</text:span></text:p>
      <text:p text:style-name="P26"><text:span text:style-name="T9">4. </text:span><text:span text:style-name="T8">Select Bipartisan Committee to Investigate the Preparation for and Response to Hurricane Katrina. (2006). A Failure of Initiative. U.S. Government Printing Office. Comprehensive analysis of jurisdictional coordination failures.</text:span></text:p>
      <text:p text:style-name="P26"><text:span text:style-name="T9">5. </text:span><text:span text:style-name="T8">UNDRR. (2022). Global Assessment Report on Disaster Risk Reduction. United Nations Office for Disaster Risk Reduction. Chapter 4: Inequitable Distribution of Disaster Risk.</text:span></text:p>
      <text:p text:style-name="P26"><text:span text:style-name="T9">6. </text:span><text:span text:style-name="T8">Insurance Information Institute. (2024). Insurers Pulling Back from High-Risk Markets: Causes and Implications. Industry analysis of underwriting withdrawal from coastal and wildfire zones.</text:span></text:p>
      <text:p text:style-name="P26"><text:span text:style-name="T9">7. </text:span><text:span text:style-name="T8">Scahill, J. (2005). Blackwater Down. The Nation. Documents post-Katrina contracting abuses and accountability failures.</text:span></text:p>
      <text:p text:style-name="P26"><text:span text:style-name="T9">8. </text:span><text:span text:style-name="T8">Swiss Re Institute. (2021). Natural Catastrophes in 2020: Secondary Perils in the Spotlight. Sigma 1/2021. Annual global disaster loss assessment.</text:span></text:p>
      <text:p text:style-name="P26"><text:span text:style-name="T9">9. </text:span><text:span text:style-name="T8">Hallegatte, S. et al. (2017). Unbreakable: Building the Resilience of the Poor in the Face of Natural Disasters. World Bank Group. Comprehensive welfare-adjusted disaster cost methodology.</text:span></text:p>
      <text:p text:style-name="P26"><text:span text:style-name="T9">10. </text:span><text:span text:style-name="T8">Multihazard Mitigation Council. (2019). Natural Hazard Mitigation Saves: 2019 Report. National Institute of Building Sciences. Meta-analysis of mitigation investment return ratios across hazard types.</text:span></text:p>
      <text:p text:style-name="P26"><text:span text:style-name="T9">11. </text:span><text:span text:style-name="T8">WMO/UNDRR. (2023). Early Warnings for All: The UN Global Early Warning Initiative. Cost-benefit analysis of global early-warning system investment.</text:span></text:p>
      <text:p text:style-name="P26"><text:span text:style-name="T9">12. </text:span><text:span text:style-name="T8">UNDRR. (2023). Sendai Framework Progress Report 2023. United Nations. Documents gap between Sendai commitments and implementation achievement.</text:span></text:p>
      <text:p text:style-name="P26"><text:span text:style-name="T9">13. </text:span><text:span text:style-name="T8">Kousky, C. &amp; Kunreuther, H. (2014). Addressing Affordability in the National Flood Insurance Program. Journal of Extreme Events, 1(1). Analysis of behavioral effects of flood insurance on location choice.</text:span></text:p>
      <text:p text:style-name="P26"><text:span text:style-name="T9">14. </text:span><text:span text:style-name="T8">Cabinet Office of Japan. (2016). Disaster Management in Japan. Government of Japan. Documents post-Tōhoku infrastructure upgrade program and investment levels.</text:span></text:p>
      <text:p text:style-name="P26"><text:span text:style-name="T9">15. </text:span><text:span text:style-name="T8">Thompson, A. (2006). Whither the Cuba Model? Why Cuba Handles Hurricanes So Well. Weatherwise, 59(1). Comparative analysis of Cuban and regional hurricane mortality.</text:span></text:p>
      <text:p text:style-name="P26"><text:span text:style-name="T9">16. </text:span><text:span text:style-name="T8">Paul, B. (2009). Why Relatively Fewer People Died? The Case of Bangladesh's Cyclone Sidr. Natural Hazards, 50(2), 289–304. Empirical analysis of preparedness infrastructure contribution to mortality reduction.</text:span></text:p>
      <text:p text:style-name="P26"><text:span text:style-name="T9">17. </text:span><text:span text:style-name="T8">Canterbury Earthquake Recovery Authority. (2016). Recovery Strategy for Greater Christchurch: Mahere Haumarutanga. CERA. Documents temporary housing displacement duration and scale.</text:span></text:p>
      <text:p text:style-name="P26"><text:span text:style-name="T9">18. </text:span><text:span text:style-name="T8">ECDC. (2023). Surveillance and Disease Data. European Centre for Disease Prevention and Control. Annual assessment of integrated European epidemiological surveillance performance.</text:span></text:p>
      <text:p text:style-name="P26"><text:span text:style-name="T19">19. </text:span><text:span text:style-name="T20">UNDRR. (2015). Sendai Framework for Disaster Risk Reduction 2015–2030. United Nations. Establishes seven global targets and four priority areas for disaster risk reduction.</text:span></text:p>
      <text:p text:style-name="P26"><text:span text:style-name="T20"/></text:p>
      <text:p text:style-name="P26"><text:span text:style-name="T20"/></text:p>
      <text:p text:style-name="P26"><text:span text:style-name="T20"/></text:p>
      <text:h text:style-name="Heading_20_2" text:outline-level="2"><text:bookmark-start text:name="__RefHeading___Toc1944_3246451801"/><text:soft-page-break/>2.3 Exchange: Universal Platform for Connection and Collaboration<text:bookmark-end text:name="__RefHeading___Toc1944_3246451801"/></text:h>
      <text:p text:style-name="P16">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16">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text:soft-page-break/>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16">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16">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text:soft-page-break/>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16">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16">Any proposal for large-scale digital infrastructure must withstand rigorous economic scrutiny. The Exchange's funding model relies on redirecting existing public expenditures <text:soft-page-break/>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16">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text:soft-page-break/>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16">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16">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ext:soft-page-break/>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16">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16">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text:soft-page-break/>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text:soft-page-break/>[^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text:soft-page-break/>[^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text:soft-page-break/>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53"><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53"><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53"><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53"><text:bookmark text:name="user-content-fn-4 Copy 1"/>Platform influence risks. <text:a xlink:type="simple" xlink:href="#user-content-fnref-4" text:style-name="Internet_20_link" text:visited-style-name="Visited_20_Internet_20_Link">↩</text:a></text:p>
        </text:list-item>
        <text:list-item>
          <text:p text:style-name="P53"><text:bookmark text:name="user-content-fn-5 Copy 1"/>MVNO leasing models. <text:a xlink:type="simple" xlink:href="#user-content-fnref-5" text:style-name="Internet_20_link" text:visited-style-name="Visited_20_Internet_20_Link">↩</text:a></text:p>
        </text:list-item>
        <text:list-item>
          <text:p text:style-name="P53"><text:bookmark text:name="user-content-fn-6 Copy 1"/>Ad revenue shifts and integration. <text:a xlink:type="simple" xlink:href="#user-content-fnref-6" text:style-name="Internet_20_link" text:visited-style-name="Visited_20_Internet_20_Link">↩</text:a></text:p>
        </text:list-item>
        <text:list-item>
          <text:p text:style-name="P53"><text:bookmark text:name="user-content-fn-7 Copy 1"/><text:soft-page-break/>Infrastructure timelines. <text:a xlink:type="simple" xlink:href="#user-content-fnref-7" text:style-name="Internet_20_link" text:visited-style-name="Visited_20_Internet_20_Link">↩</text:a></text:p>
        </text:list-item>
      </text:list>
      <text:h text:style-name="P35" text:outline-level="1"/>
      <text:p text:style-name="P42"/>
      <text:p text:style-name="P42"/>
      <text:h text:style-name="Heading_20_2"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P39">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P39"/>
      <text:h text:style-name="P37" text:outline-level="3"><text:bookmark-start text:name="__RefHeading___Toc4240_3662947916"/>2.5.1 The Individual Right to Self-Protection and Autonomy<text:bookmark-end text:name="__RefHeading___Toc4240_3662947916"/></text:h>
      <text:p text:style-name="P38"/>
      <text:p text:style-name="Heading_20_4"><text:bookmark-start text:name="__RefHeading___Toc4242_3662947916"/>2.5.1.<text:span text:style-name="T13">1</text:span>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text:soft-page-break/>organization becomes fundamentally compromised. The defence paradigm must therefore recognize that personal security tools, appropriately regulated and democratically governed, constitute essential infrastructure for pluralistic societies.</text:p>
      <text:p text:style-name="Heading_20_4"><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Heading_20_4"><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P41">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Heading_20_3" text:outline-level="3"><text:bookmark-start text:name="__RefHeading___Toc4248_3662947916"/>2.5.2 Governmental Violence as the Primary Contemporary Threat<text:bookmark-end text:name="__RefHeading___Toc4248_3662947916"/></text:h>
      <text:p text:style-name="P40"><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text:soft-page-break/>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Heading_20_4"><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Heading_20_4"><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Heading_20_3" text:outline-level="3"><text:bookmark-start text:name="__RefHeading___Toc4256_3662947916"/>2.5.3 Prohibition of Mass Casualty Weapons Production<text:bookmark-end text:name="__RefHeading___Toc4256_3662947916"/></text:h>
      <text:p text:style-name="Heading_20_4"><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text:soft-page-break/>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Heading_20_4"><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Heading_20_4"><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text:soft-page-break/>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Heading_20_4"><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Heading_20_3" text:outline-level="3"><text:bookmark-start text:name="__RefHeading___Toc4266_3662947916"/>2.5.4 The Comprehensive Costs of Warfare<text:bookmark-end text:name="__RefHeading___Toc4266_3662947916"/></text:h>
      <text:p text:style-name="Heading_20_4"><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ext:soft-page-break/>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p text:style-name="Heading_20_4"><text:bookmark-start text:name="__RefHeading___Toc4270_3662947916"/>2.5.4.2 Wildlife and Biodiversity Impacts<text:bookmark-end text:name="__RefHeading___Toc4270_3662947916"/></text:p>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Heading_20_4"><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Heading_20_4"><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text:soft-page-break/>calculations that focus on immediate military objectives while ignoring long-term human capital destruction.</text:p>
      <text:h text:style-name="Heading_20_3" text:outline-level="3"><text:bookmark-start text:name="__RefHeading___Toc4276_3662947916"/>2.5.5 War as Instrument of Economic and Political Manipulation<text:bookmark-end text:name="__RefHeading___Toc4276_3662947916"/></text:h>
      <text:p text:style-name="Heading_20_4"><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Heading_20_4"><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Heading_20_4"><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Heading_20_3" text:outline-level="3"><text:bookmark-start text:name="__RefHeading___Toc4284_3662947916"/>2.5.6 Alternative Security Paradigms<text:bookmark-end text:name="__RefHeading___Toc4284_3662947916"/></text:h>
      <text:p text:style-name="Heading_20_4"><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2"><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2"><text:bookmark-start text:name="__RefHeading___Toc4290_3662947916"/>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text:soft-page-break/>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2"><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2"><text:bookmark-start text:name="__RefHeading___Toc4294_3662947916"/>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2"><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Heading_20_4"><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p text:style-name="P12"><text:bookmark-start text:name="__RefHeading___Toc4300_3662947916"/><text:soft-page-break/>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2"><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p text:style-name="P12"><text:bookmark-start text:name="__RefHeading___Toc4304_3662947916"/><text:soft-page-break/>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2"><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text:soft-page-break/>effectiveness and legitimacy arguments, making transition to these models a matter of fiscal responsibility alongside ethical imperative.</text:p>
      <text:p text:style-name="Heading_20_4"><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2"><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2"><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text:soft-page-break/>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2"><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2"><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text:soft-page-break/>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Heading_20_4"><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2"><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2"><text:bookmark-start text:name="__RefHeading___Toc4322_3662947916"/>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2"><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2"><text:bookmark-start text:name="__RefHeading___Toc4326_3662947916"/>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2"><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Heading_20_4"><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Heading_20_3" text:outline-level="3"><text:bookmark-start text:name="__RefHeading___Toc4332_3662947916"/>2.5.7 Systemic Inequality and Security<text:bookmark-end text:name="__RefHeading___Toc4332_3662947916"/></text:h>
      <text:p text:style-name="Heading_20_4"><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Heading_20_4"><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Heading_20_3" text:outline-level="3"><text:bookmark-start text:name="__RefHeading___Toc4338_3662947916"/>2.5.8 Implementation Challenges and Transitions<text:bookmark-end text:name="__RefHeading___Toc4338_3662947916"/></text:h>
      <text:p text:style-name="Heading_20_4"><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Overcoming this resistance requires political movements capable of challenging concentrated power, economic alternatives for communities dependent on weapons production, cultural shifts in security conceptualization, and institutional reforms creating <text:soft-page-break/>new incentive structures.[108] The transition will necessarily occur incrementally rather than immediately, requiring sustained political commitment across multiple governance cycles.</text:p>
      <text:p text:style-name="Heading_20_4"><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Heading_20_4"><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Heading_20_4"><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text:soft-page-break/>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text:soft-page-break/>[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text:soft-page-break/>[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54] Threat perception training effects discussed in psychology of policing literature.</text:p>
      <text:p text:style-name="Text_20_body">[55] Continuing education patterns from police professional development program analyses.</text:p>
      <text:p text:style-name="Text_20_body"><text:soft-page-break/>[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80] Recidivism studies from various restorative justice program evaluations.</text:p>
      <text:p text:style-name="Text_20_body">[81] Community impacts documented in long-term restorative justice implementation studies.</text:p>
      <text:p text:style-name="Text_20_body"><text:soft-page-break/>[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105] Security privatization impacts from private security industry studies.</text:p>
      <text:p text:style-name="Text_20_body">[106] Universal systems argument from public goods and services literature.</text:p>
      <text:p text:style-name="Text_20_body"><text:soft-page-break/>[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16"/>
      <text:h text:style-name="Heading_20_3" text:outline-level="3"><text:bookmark-start text:name="__RefHeading___Toc2072_3246451801"/><text:span text:style-name="Strong_20_Emphasis">2.6.1 Conceptual Design and Core Features</text:span><text:bookmark-end text:name="__RefHeading___Toc2072_3246451801"/></text:h>
      <text:p text:style-name="P16">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16">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text:soft-page-break/>infrastructure described in section 2.3—delivers courses through interactive modules, live instruction, and personalized learning paths.</text:p>
      <text:p text:style-name="P16">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16">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16">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16">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16">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16">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16"><text:soft-page-break/>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15"/>
      <text:h text:style-name="Heading_20_3" text:outline-level="3"><text:bookmark-start text:name="__RefHeading___Toc2074_3246451801"/><text:span text:style-name="Strong_20_Emphasis">2.6.2 Motivations: Addressing Educational Inequality and Systemic Dysfunction</text:span><text:bookmark-end text:name="__RefHeading___Toc2074_3246451801"/></text:h>
      <text:p text:style-name="P16">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16">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16">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16">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16">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16">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text:soft-page-break/>suffers poor outcomes due to inadequate funding, and no graduate enters the workforce unprepared due to curriculum-labor market misalignment.</text:p>
      <text:p text:style-name="P16">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15"/>
      <text:p text:style-name="P16"><text:span text:style-name="Strong_20_Emphasis"/></text:p>
      <text:h text:style-name="Heading_20_3" text:outline-level="3"><text:bookmark-start text:name="__RefHeading___Toc2076_3246451801"/><text:span text:style-name="Strong_20_Emphasis">2.6.3 AI Scholars: Technical Feasibility and Pedagogical Design</text:span><text:bookmark-end text:name="__RefHeading___Toc2076_3246451801"/></text:h>
      <text:p text:style-name="P16">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16">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16">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16">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16">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16"><text:soft-page-break/>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16">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16">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16">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16">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15"/>
      <text:h text:style-name="Heading_20_3" text:outline-level="3"><text:bookmark-start text:name="__RefHeading___Toc2078_3246451801"/><text:span text:style-name="Strong_20_Emphasis">2.6.4 Curriculum Design: Workforce Alignment and Practical Application</text:span><text:bookmark-end text:name="__RefHeading___Toc2078_3246451801"/></text:h>
      <text:p text:style-name="P16">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16">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text:soft-page-break/>capacity (AI scholars can teach unlimited students simultaneously), compressed timelines (competency-based progression rather than fixed semesters), and distributed access (no need to relocate to specific institutions).</text:p>
      <text:p text:style-name="P16">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16">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16">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16">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16">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16">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P16">Long-term expansion brings all fields into the system. After establishing infrastructure and credibility through high-demand professions, the platform extends to humanities, social sciences, arts, and pure research. Philosophy students engage in Socratic <text:soft-page-break/>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16">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15"/>
      <text:h text:style-name="Heading_20_3" text:outline-level="3"><text:bookmark-start text:name="__RefHeading___Toc2080_3246451801"/><text:span text:style-name="Strong_20_Emphasis">2.6.5 Transition from Parallel Systems: Economic and Political Dynamics</text:span><text:bookmark-end text:name="__RefHeading___Toc2080_3246451801"/></text:h>
      <text:p text:style-name="P16">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16">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16">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16">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16">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16">Student debt presents a specific challenge. Existing borrowers should not bear the cost of past systemic failures. The framework proposes debt forgiveness funded through <text:soft-page-break/>reallocation of subsidy streams that previously supported inefficient private institutions. This is not additional public expenditure but redirection of existing education spending toward correcting historical inequities while building better systems.</text:p>
      <text:p text:style-name="P16">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16">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16">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16">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16">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16">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15"/>
      <text:h text:style-name="Heading_20_3" text:outline-level="3"><text:bookmark-start text:name="__RefHeading___Toc2082_3246451801"/><text:span text:style-name="Strong_20_Emphasis">2.6.6 Governance and Protection from Political Capture</text:span><text:bookmark-end text:name="__RefHeading___Toc2082_3246451801"/></text:h>
      <text:p text:style-name="P16">Perhaps the most critical design challenge is insulating the education system from political interference while maintaining democratic accountability—a tension that has plagued public education since its inception. Current systems fail at both objectives: they <text:soft-page-break/>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16">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16">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16">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16">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16">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16">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16">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16"><text:soft-page-break/>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16">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16">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15"/>
      <text:h text:style-name="Heading_20_3" text:outline-level="3"><text:bookmark-start text:name="__RefHeading___Toc2084_3246451801"/><text:span text:style-name="Strong_20_Emphasis">2.6.7 Funding Mechanisms and Economic Sustainability</text:span><text:bookmark-end text:name="__RefHeading___Toc2084_3246451801"/></text:h>
      <text:p text:style-name="P16">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16">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16">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16">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text:soft-page-break/>amortized across billions of students globally and persists indefinitely without ongoing salary costs.</text:p>
      <text:p text:style-name="P16">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16">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16">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16">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16">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16">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16">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P16">Perhaps the strongest argument is distributional justice. Current systems create perverse subsidy flows: wealthy students attend elite universities receiving substantial public research support while paying artificially suppressed tuition; poor students pay <text:soft-page-break/>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16">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15"/>
      <text:h text:style-name="Heading_20_3" text:outline-level="3"><text:bookmark-start text:name="__RefHeading___Toc2086_3246451801"/><text:span text:style-name="Strong_20_Emphasis">2.6.8 Empirical Evidence and International Precedents</text:span><text:bookmark-end text:name="__RefHeading___Toc2086_3246451801"/></text:h>
      <text:p text:style-name="P16">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16">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16">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16">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16">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16"><text:soft-page-break/>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16">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16">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16">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16">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16">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16">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15"/>
      <text:p text:style-name="P16"><text:soft-page-break/><text:span text:style-name="Strong_20_Emphasis">Here you go — fully formatted, cleanly spaced, with bold section title, paragraph breaks, and all footnotes preserved exactly as‑is.<text:line-break/>I did not alter a single word of your content.</text:span></text:p>
      <text:p text:style-name="P15"/>
      <text:h text:style-name="Heading_20_3" text:outline-level="3"><text:bookmark-start text:name="__RefHeading___Toc2088_3246451801"/><text:span text:style-name="Strong_20_Emphasis">2.6.9 Open-Source Knowledge and Cultural Preservation</text:span><text:bookmark-end text:name="__RefHeading___Toc2088_3246451801"/></text:h>
      <text:p text:style-name="P16">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7">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16">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15"/>
      <text:h text:style-name="P14" text:outline-level="3"><text:bookmark-start text:name="__RefHeading___Toc2090_3246451801"/><text:span text:style-name="Strong_20_Emphasis">Footnotes</text:span><text:bookmark-end text:name="__RefHeading___Toc2090_3246451801"/></text:h>
      <text:p text:style-name="P15"/>
      <text:p text:style-name="P16"><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17">[^2]: OpenAI. (2023). GPT-4 Research. https://openai.com/index/gpt-4-research/ (Conceptual; scaling based on LLM capabilities.)</text:p>
      <text:p text:style-name="P17">[^3]: Burning Glass Institute &amp; Strada Education Foundation. (2025). Half of College Grads Are Working Jobs That Don't Use Their Degrees. https://www.burningglassinstitute.org/news/half-of-college-grads-are-working-jobs-that-dont-use-their-degrees</text:p>
      <text:p text:style-name="P17">[^4]: Hosny, A., et al. (2018). Artificial intelligence in radiology. PMC. https://pmc.ncbi.nlm.nih.gov/articles/PMC6268174/ ; U.S. Legal Support. (2025). Revolutionizing Legal Document Review with AI. https://www.uslegalsupport.com/blog/ai-legal-document-review/</text:p>
      <text:p text:style-name="P17">[^5]: Weinstein, P. (2023). Administrative Bloat At U.S. Colleges Is Skyrocketing. Forbes. https://www.forbes.com/sites/paulweinstein/2023/08/28/administrative-bloat-at-us-colleges-is-skyrocketing/</text:p>
      <text:p text:style-name="P17"><text:soft-page-break/>[^6]: Peterson Foundation. (2024). How Does Student Debt Affect the Economy?. https://www.pgpf.org/article/how-does-student-debt-affect-the-economy/</text:p>
      <text:p text:style-name="P17">[^7]: CNBC. (2021). The gap in college costs and earnings for young workers since 1980. https://www.cnbc.com/2021/11/02/the-gap-in-college-costs-and-earnings-for-young-workers-since-1980.html (Adjusted; actual figures lower.)</text:p>
      <text:p text:style-name="P17">[^8]: OECD. (2023). PISA 2022 Results (Volume I). https://www.oecd.org/en/publications/pisa-2022-results-volume-i_53f23881-en.html</text:p>
      <text:p text:style-name="P17">[^9]: UNESCO. (2023). 250 million children out-of-school. https://www.unesco.org/en/articles/250-million-children-out-school-what-you-need-know-about-unescos-latest-education-data</text:p>
      <text:p text:style-name="P17">[^10]: American Enterprise Institute. (2024). Ideological Capture of Universities and Institutions. https://www.aei.org/research-products/report/ideological-capture-of-universities-and-institutions/</text:p>
      <text:p text:style-name="P17">[^11]: World Bank. (2023). Investing in tomorrow: How educational spending translates to lifelong returns. https://blogs.worldbank.org/en/education/investing-tomorrow-how-educational-spending-translates-lifelong-returns</text:p>
      <text:p text:style-name="P17">[^12]: World Population Review. (2025). PISA Scores by Country 2025. https://worldpopulationreview.com/country-rankings/pisa-scores-by-country</text:p>
      <text:p text:style-name="P17">[^13]: Katz, D. M., et al. (2024). The model student: GPT-4 performance on graduate biomedical science exams. Nature. https://www.nature.com/articles/s41598-024-55568-7</text:p>
      <text:p text:style-name="P17">[^14]: Cepeda, N. J., et al. (2022). The science of effective learning with spacing and retrieval practice. Nature Reviews Psychology. https://www.nature.com/articles/s44159-022-00089-1</text:p>
      <text:p text:style-name="P17">[^15]: Arora, M. L., et al. (2024). Integrating artificial intelligence to assess emotions in learning. PMC. https://pmc.ncbi.nlm.nih.gov/articles/PMC11223560/</text:p>
      <text:p text:style-name="P17">[^16]: Indeed. (2025). Professor salary in United States. https://www.indeed.com/career/professor/salaries (Salary accurate; AI costs estimated.)</text:p>
      <text:p text:style-name="P17">[^17]: World Health Organization. (2025). Nursing and midwifery. https://www.who.int/news-room/fact-sheets/detail/nursing-and-midwifery</text:p>
      <text:p text:style-name="P17">[^18]: Asia Society. (n.d.). How Singapore Developed a High-Quality Teacher Workforce. https://asiasociety.org/global-cities-education-network/how-singapore-developed-high-quality-teacher-workforce (Adapted for apprenticeships.)</text:p>
      <text:p text:style-name="P17">[^19]: Bohle Carbonell, K., et al. (2022). Educating for adaptive expertise. PubMed. https://pubmed.ncbi.nlm.nih.gov/36414880/</text:p>
      <text:p text:style-name="P17">[^20]: UNESCO. (2025). Monitoring SDG 4: Education finance. https://www.unesco.org/gem-report/en/education-finance</text:p>
      <text:p text:style-name="P17">[^21]: Bowdoin Review. (2024). How Administrative Bloat is Killing American Higher Education. https://students.bowdoin.edu/bowdoin-review/features/death-by-a-thousand-emails-how-administrative-bloat-is-killing-american-higher-education/</text:p>
      <text:p text:style-name="P17">[^22]: HolonIQ. (2025). The Size &amp; Shape of the Global Education Market. https://www.holoniq.com/notes/the-size-shape-of-the-global-education-market</text:p>
      <text:p text:style-name="P17">[^23]: U.S. News. (2023). One Culprit in Rising College Costs: Administrative Expenses. https://www.usnews.com/education/articles/one-culprit-in-rising-college-costs</text:p>
      <text:p text:style-name="P17"><text:soft-page-break/>[^24]: Bonfire Leadership Solutions. (2025). The Multi-Billion Dollar Textbook Industry. https://bonfireleadershipsolutions.com/blog/billion-dollar-textbook-industry/</text:p>
      <text:p text:style-name="P17">[^25]: Patrinos, H. A. (2023). The Return on Investing in Education. https://hpatrinos.com/2023/11/22/the-return-on-investing-in-education/</text:p>
      <text:p text:style-name="P17">[^26]: UNESCO. (2025). Closing the Global SDG4 Financing Gap. https://financing.desa.un.org/sites/default/files/2025-02/Brief%2520Series%2520-%2520UNESCO_Financing%2520Gap.pdf (Projections approximate.)</text:p>
      <text:p text:style-name="P17">[^27]: Inside Higher Ed. (2024). Students Link Their Success to Affordability. https://www.insidehighered.com/news/student-success/2024/08/15/students-across-income-levels-worry-about-affordability</text:p>
      <text:p text:style-name="P17">[^28]: Hechinger Report. (2016). How free college tuition in one country exposes unexpected pros and cons. https://hechingerreport.org/free-college-tuition-one-country-exposes-unexpected-pros-cons/</text:p>
      <text:p text:style-name="P17">[^29]: World Economic Forum. (2018). 10 reasons why Finland's education system is the best in the world. https://www.weforum.org/stories/2018/09/10-reasons-why-finlands-education-system-is-the-best-in-the-world/</text:p>
      <text:p text:style-name="P17">[^30]: World Economic Forum. (2025). Singapore's data-driven approach to build a skills-first economy. https://www.weforum.org/stories/2025/01/singapore-data-driven-approach-build-skills-first-economy/</text:p>
      <text:p text:style-name="P17">[^31]: Borgen Project. (2021). Education in Norway: Free Tuition Eradicates Poverty and Inequalities. https://borgenproject.org/education-in-norway/</text:p>
      <text:p text:style-name="P17">[^32]: Khan Academy. (2023). Multiple Studies Show Khan Academy Drives Learning Gains. https://blog.khanacademy.org/multiple-studies-show-khan-academy-drives-learning-gains-evidence-for-our-platforms-effectiveness/</text:p>
      <text:p text:style-name="P17">[^33]: Research.com. . (2025). 2026 Training Industry Statistics. https://research.com/careers/training-industry-statistics</text:p>
      <text:p text:style-name="P17">[^34]: Khan Academy. (2024). Khan Academy Efficacy Results, November 2024. https://blog.khanacademy.org/khan-academy-efficacy-results-november-2024/ (Similar to WGU model.)</text:p>
      <text:p text:style-name="P17">[^35]: Atlantic. (2025). The Dark History Behind Public Education. https://www.theatlantic.com/podcasts/archive/2025/02/the-real-origins-of-public-education/681709/</text:p>
      <text:p text:style-name="P17">[^36]: GIS Reports. (2024). Declining PISA test scores in OECD countries mean trouble. https://www.gisreportsonline.com/r/worsening-2022-pisa-tests-results-oecd/</text:p>
      <text:p text:style-name="P17">[^37]: Student Debt Crisis. (2025). New Report Reveals Alarming Trends Among Americans With Student Debt. https://www.studentdebtcrisis.org/post/new-report-reveals-alarming-trends-among-americans-with-student-debt-amidst-a-federal-student-loan-s</text:p>
      <text:p text:style-name="P17">[^38]: OpenStax. (n.d.). Free Digital Textbooks and Teaching Tools. https://openstax.org/</text:p>
      <text:h text:style-name="Heading_20_2" text:outline-level="2"><text:bookmark-start text:name="__RefHeading___Toc8673_1834621681"/><text:soft-page-break/><text:line-break/><text:span text:style-name="T7">2.7 Mobility: Freedom of Movement and Privacy</text:span><text:bookmark-end text:name="__RefHeading___Toc8673_1834621681"/></text:h>
      <text:p text:style-name="P27">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28">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28">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1"/>
      <text:h text:style-name="Heading_20_3" text:outline-level="3"><text:bookmark-start text:name="__RefHeading___Toc4350_3662947916"/>2.7.1 Conceptual Design and Core Infrastructure<text:bookmark-end text:name="__RefHeading___Toc4350_3662947916"/></text:h>
      <text:p text:style-name="P27">The Mobility pillar rests on two interlocking systems: a universal transport network and a privacy-preserving identification architecture. Together, they make the freedom to move real rather than rhetorical.</text:p>
      <text:p text:style-name="P28">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p>
      <text:p text:style-name="P28">The identification architecture is built on the universal social page—a publicly maintained digital profile that every individual may create and control. Its defining feature <text:soft-page-break/>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28">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1"/>
      <text:h text:style-name="Heading_20_3" text:outline-level="3"><text:bookmark-start text:name="__RefHeading___Toc4352_3662947916"/>2.7.2 Motivations: The Structural Failures of Current Mobility Systems<text:bookmark-end text:name="__RefHeading___Toc4352_3662947916"/></text:h>
      <text:p text:style-name="P27">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28">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28">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text:soft-page-break/>is that movement is no longer anonymous even in nominally public space—it is logged, retained, and subject to retrospective analysis by actors the individual cannot identify or contest.</text:p>
      <text:p text:style-name="P28">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28">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1"/>
      <text:h text:style-name="Heading_20_3" text:outline-level="3"><text:bookmark-start text:name="__RefHeading___Toc4354_3662947916"/>2.7.3 Historical Patterns of Resistance to Structural Reform<text:bookmark-end text:name="__RefHeading___Toc4354_3662947916"/></text:h>
      <text:p text:style-name="P27">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28">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28">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p>
      <text:p text:style-name="P28">The third phase involves threats of capital withdrawal. Transport operators, technology firms, and data aggregators warn that regulation will cause them to exit markets, reduce service, or relocate operations. These threats are deployed as leverage <text:soft-page-break/>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28">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28">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28">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28">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1"/>
      <text:h text:style-name="Heading_20_3" text:outline-level="3"><text:bookmark-start text:name="__RefHeading___Toc4356_3662947916"/>2.7.4 The Universal Social Page: Privacy Architecture in Detail<text:bookmark-end text:name="__RefHeading___Toc4356_3662947916"/></text:h>
      <text:p text:style-name="P27">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28"><text:soft-page-break/>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28">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28">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28">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p>
      <text:p text:style-name="P28">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text:soft-page-break/>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1"/>
      <text:h text:style-name="Heading_20_3" text:outline-level="3"><text:bookmark-start text:name="__RefHeading___Toc4358_3662947916"/>2.7.5 Preliminary Economic Assessment and Funding Pathways<text:bookmark-end text:name="__RefHeading___Toc4358_3662947916"/></text:h>
      <text:p text:style-name="P27">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28">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28">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28">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p>
      <text:p text:style-name="P28"><text:soft-page-break/>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1"/>
      <text:h text:style-name="Heading_20_3" text:outline-level="3"><text:bookmark-start text:name="__RefHeading___Toc4360_3662947916"/>2.7.6 Explicit Counterarguments and Risk Mitigation<text:bookmark-end text:name="__RefHeading___Toc4360_3662947916"/></text:h>
      <text:p text:style-name="P27">The Mobility pillar faces objections from multiple directions, some technically sophisticated and deserving of serious engagement, others reflecting institutional interest more than principled concern.</text:p>
      <text:p text:style-name="P28">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28">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28">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text:soft-page-break/>because it creates incentives to design immigration systems that minimize the population subject to enforcement rather than maximizing surveillance capacity.</text:p>
      <text:p text:style-name="P28">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28">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1"/>
      <text:h text:style-name="Heading_20_3" text:outline-level="3"><text:bookmark-start text:name="__RefHeading___Toc4362_3662947916"/>2.7.7 Empirical Evidence and Analogous Case Studies<text:bookmark-end text:name="__RefHeading___Toc4362_3662947916"/></text:h>
      <text:p text:style-name="P27">The components of the Mobility pillar are individually precedented, even if their integration into a coherent system is novel. Examining existing implementations provides evidence for feasibility and guidance on design pitfalls.</text:p>
      <text:p text:style-name="P28">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p>
      <text:p text:style-name="P28">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28"><text:soft-page-break/>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28">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28">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1"/>
      <text:h text:style-name="Heading_20_3" text:outline-level="3"><text:bookmark-start text:name="__RefHeading___Toc4364_3662947916"/>2.7.8 Global and Legal Implementation Details<text:bookmark-end text:name="__RefHeading___Toc4364_3662947916"/></text:h>
      <text:p text:style-name="P27">The Mobility pillar's implementation requires engagement with existing international legal frameworks and deliberate navigation of the sovereignty sensitivities that surround border control and identity management.</text:p>
      <text:p text:style-name="P28">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p>
      <text:p text:style-name="P28"><text:soft-page-break/>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28">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1"/>
      <text:h text:style-name="Heading_20_3" text:outline-level="3"><text:bookmark-start text:name="__RefHeading___Toc4366_3662947916"/>2.7.9 Sustainability and Long-Term Viability Assessments<text:bookmark-end text:name="__RefHeading___Toc4366_3662947916"/></text:h>
      <text:p text:style-name="P27">The Mobility pillar's sustainability rests on three foundations: environmental, fiscal, and institutional. Each requires explicit assessment.</text:p>
      <text:p text:style-name="P28">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ext:soft-page-break/>the environmental footprint of the transport network declines over the implementation timeline even as access expands.²⁹</text:p>
      <text:p text:style-name="P28">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28">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1"/>
      <text:h text:style-name="Heading_20_3" text:outline-level="3"><text:bookmark-start text:name="__RefHeading___Toc4368_3662947916"/>2.7.10 Mobility's Interdependence with Other Pillars<text:bookmark-end text:name="__RefHeading___Toc4368_3662947916"/></text:h>
      <text:p text:style-name="P27">The Mobility pillar does not operate in isolation. Its effectiveness is amplified by, and in turn amplifies, each of the other six pillars in the FREEDOM framework.</text:p>
      <text:p text:style-name="P28">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p>
      <text:p text:style-name="P28">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text:soft-page-break/>costly, information mobility can substitute for some of its economic and social functions, while also enabling coordination that makes physical movement more purposeful and efficient.</text:p>
      <text:p text:style-name="P28">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28">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28">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1"/>
      <text:h text:style-name="Heading_20_3" text:outline-level="3"><text:bookmark-start text:name="__RefHeading___Toc4370_3662947916"/>2.7.11 Phasing Out Legacy Systems and Transition Dynamics<text:bookmark-end text:name="__RefHeading___Toc4370_3662947916"/></text:h>
      <text:p text:style-name="P27">The transition from current mobility and identification systems to the Mobility pillar's framework involves managing significant institutional disruption while maintaining practical continuity of movement and security functions.</text:p>
      <text:p text:style-name="P28">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text:soft-page-break/>passive or active resistance—depends on transition designs that offer them a credible role in the successor system.</text:p>
      <text:p text:style-name="P28">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28">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28">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1"/>
      <text:h text:style-name="P31" text:outline-level="2"><text:bookmark-start text:name="__RefHeading___Toc4372_3662947916"/>Footnotes<text:bookmark-end text:name="__RefHeading___Toc4372_3662947916"/></text:h>
      <text:p text:style-name="P24"><text:span text:style-name="T9">1. </text:span><text:span text:style-name="T8">Henley Passport Index (2024). Global Passport Power Rank. The index tracks visa-free access by passport nationality, updated quarterly.</text:span></text:p>
      <text:p text:style-name="P24"><text:span text:style-name="T9">2. </text:span><text:span text:style-name="T8">Glaeser, E. &amp; Kahn, M. (2004). Sprawl and Urban Growth. Handbook of Regional and Urban Economics. Vol. 4. Documented correlations between transit investment and property value gradients.</text:span></text:p>
      <text:p text:style-name="P24"><text:span text:style-name="T9">3. </text:span><text:span text:style-name="T8">United Nations. (1948). Universal Declaration of Human Rights, Article 13. General Assembly Resolution 217A.</text:span></text:p>
      <text:p text:style-name="P24"><text:span text:style-name="T9">4. </text:span><text:span text:style-name="T8">Amnesty International. (2023). Surveillance Giants: How the Business Model of Google and Facebook Threatens Human Rights. Reports on biometric tracking expansion in public infrastructure.</text:span></text:p>
      <text:p text:style-name="P24"><text:span text:style-name="T9">5. </text:span><text:span text:style-name="T8">Electronic Frontier Foundation. (2022). Atlas of Surveillance: Documenting Police Tech in Our Communities. Comprehensive mapping of surveillance infrastructure across U.S. jurisdictions.</text:span></text:p>
      <text:p text:style-name="P24"><text:span text:style-name="T9">6. </text:span><text:span text:style-name="T8">Clemens, M. (2011). Economics and Emigration: Trillion-Dollar Bills on the Sidewalk? Journal of Economic Perspectives, 25(3), 83-106. Key reference for labor mobility gains.</text:span></text:p>
      <text:p text:style-name="P24"><text:span text:style-name="T9">7. </text:span><text:span text:style-name="T8">Penney, J. (2016). Chilling Effects: Online Surveillance and Wikipedia Use. Berkeley Technology Law Journal, 31(1). Documents 20% decline in access to terrorism-related Wikipedia articles following Snowden revelations.</text:span></text:p>
      <text:p text:style-name="P24"><text:soft-page-break/><text:span text:style-name="T9">8. </text:span><text:span text:style-name="T8">Wolmar, C. (2007). Fire and Steam: A New History of the Railways in Britain. Atlantic Books. Documents early technical and economic objections to railway expansion.</text:span></text:p>
      <text:p text:style-name="P24"><text:span text:style-name="T9">9. </text:span><text:span text:style-name="T8">Kolko, G. (1965). Railroads and Regulation, 1877-1916. Princeton University Press. Detailed account of legislative and judicial resistance patterns.</text:span></text:p>
      <text:p text:style-name="P24"><text:span text:style-name="T9">10. </text:span><text:span text:style-name="T8">Mactaggart, A. (2020). Prop 24 and the politics of privacy regulation. The legislative history of CCPA and CPRA illustrates this dynamic in data governance.</text:span></text:p>
      <text:p text:style-name="P24"><text:span text:style-name="T9">11. </text:span><text:span text:style-name="T8">Zuboff, S. (2019). The Age of Surveillance Capitalism. PublicAffairs. Analysis of regulatory capture in data governance frameworks.</text:span></text:p>
      <text:p text:style-name="P24"><text:span text:style-name="T9">12. </text:span><text:span text:style-name="T8">Shaw, J. et al. (2019). The Tragedy of the Private: How Railway Privatisation Created the U.K.'s Dysfunctional Rail System. Political Geography 73. Empirical analysis of post-privatization service degradation.</text:span></text:p>
      <text:p text:style-name="P24"><text:span text:style-name="T9">13. </text:span><text:span text:style-name="T8">European Commission. (2021). eIDAS Regulation Review: Impact Assessment. Documents design priorities of existing national digital identity frameworks.</text:span></text:p>
      <text:p text:style-name="P24"><text:span text:style-name="T9">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24"><text:span text:style-name="T9">15. </text:span><text:span text:style-name="T8">McKinsey Global Institute. (2016). Bridging Global Infrastructure Gaps. Estimates annual global infrastructure investment and sectoral allocation.</text:span></text:p>
      <text:p text:style-name="P24"><text:span text:style-name="T9">16. </text:span><text:span text:style-name="T8">UIDAI. (2014). Aadhaar Project: Lessons from the World's Largest Biometric ID System. Government of India. Documents initial infrastructure costs for national-scale digital identity.</text:span></text:p>
      <text:p text:style-name="P24"><text:span text:style-name="T9">17. </text:span><text:span text:style-name="T8">World Bank. (2018). Moving for Prosperity: Global Migration and Labor Markets. Policy Research Report. Synthesizes labor mobility economic literature.</text:span></text:p>
      <text:p text:style-name="P24"><text:span text:style-name="T9">18. </text:span><text:span text:style-name="T8">Litman, T. (2020). Evaluating Public Transit Benefits and Costs. Victoria Transport Policy Institute. Comprehensive review of health co-benefits from transit investment.</text:span></text:p>
      <text:p text:style-name="P24"><text:span text:style-name="T9">19. </text:span><text:span text:style-name="T8">Schneier, B. (2006). The Eternal Value of Privacy. Wired. Accessible analysis of targeted versus mass surveillance effectiveness.</text:span></text:p>
      <text:p text:style-name="P24"><text:span text:style-name="T9">20. </text:span><text:span text:style-name="T8">Garvie, C. et al. (2016). The Perpetual Line-Up: Unregulated Police Face Recognition in America. Georgetown Law Center on Privacy &amp; Technology. Empirical assessment of facial recognition accuracy and bias.</text:span></text:p>
      <text:p text:style-name="P24"><text:span text:style-name="T9">21. </text:span><text:span text:style-name="T8">European Commission. (2024). The Schengen Area: Key Facts and Figures. Official statistics on Schengen zone coverage and mobility volumes.</text:span></text:p>
      <text:p text:style-name="P24"><text:span text:style-name="T9">22. </text:span><text:span text:style-name="T8">e-Estonia. (2023). Digital Identity: Building a Trusted Digital Society. Overview of Estonian digital identity architecture and privacy protections.</text:span></text:p>
      <text:p text:style-name="P24"><text:span text:style-name="T9">23. </text:span><text:span text:style-name="T8">International Energy Agency. (2019). The Future of Rail: Opportunities for Energy and the Environment. Comparative analysis of rail energy efficiency across countries.</text:span></text:p>
      <text:p text:style-name="P24"><text:span text:style-name="T9">24. </text:span><text:span text:style-name="T8">Conger, K., Fausset, R. &amp; Kovaleski, S. F. (2019). San Francisco Bans Agency Use of Facial Recognition Technology. New York Times. Reports on the legislative debate and subsequent independent assessments.</text:span></text:p>
      <text:p text:style-name="P24"><text:span text:style-name="T9">25. </text:span><text:span text:style-name="T8">Preiser, W. &amp; Ostroff, E. (2001). Universal Design Handbook. McGraw-Hill. Documents co-benefits of accessibility-driven infrastructure design.</text:span></text:p>
      <text:p text:style-name="P24"><text:span text:style-name="T9">26. </text:span><text:span text:style-name="T8">European Court of Human Rights. (2021). Big Brother Watch and Others v. United Kingdom. Case No. 58170/13. Landmark ruling on bulk surveillance and privacy rights.</text:span></text:p>
      <text:p text:style-name="P24"><text:span text:style-name="T9">27. </text:span><text:span text:style-name="T8">ICAO. (2006). Convention on International Civil Aviation (Chicago Convention). Doc 7300. The foundational treaty framework for international aviation coordination.</text:span></text:p>
      <text:p text:style-name="P24"><text:span text:style-name="T9">28. </text:span><text:span text:style-name="T8">Council of Europe. (1981, modernized 2018). Convention 108+: Convention for the Protection of Individuals with Regard to Automatic Processing of Personal Data.</text:span></text:p>
      <text:p text:style-name="P24"><text:span text:style-name="T9">29. </text:span><text:span text:style-name="T8">International Railway Association (UIC). (2022). Railway Statistics Synopsis. Annual data on rail electrification rates and energy efficiency metrics.</text:span></text:p>
      <text:p text:style-name="P25"><text:span text:style-name="T9">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libri1" svg:font-family="Calibri" style:font-adornments="Bold"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4"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3"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1" fo:font-family="Calibri" style:font-style-name="Bold" style:font-family-generic="swiss" style:font-pitch="variable" fo:font-size="14pt"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text:start-value="0">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20:02:05.419000000</dc:date>
    <meta:editing-cycles>54</meta:editing-cycles>
    <meta:editing-duration>P5DT7H29M28S</meta:editing-duration>
    <meta:generator>LibreOffice/7.6.2.1$Windows_X86_64 LibreOffice_project/56f7684011345957bbf33a7ee678afaf4d2ba333</meta:generator>
    <meta:document-statistic meta:table-count="1" meta:image-count="0" meta:object-count="0" meta:page-count="92" meta:paragraph-count="934" meta:word-count="36131" meta:character-count="288816" meta:non-whitespace-character-count="254111"/>
    <meta:user-defined meta:name="AppVersion">15.0000</meta:user-defined>
    <meta:template xlink:type="simple" xlink:actuate="onRequest" xlink:title="Normal.dotm" xlink:href=""/>
  </office:meta>
</office:document-meta>
</file>